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0.9035in"/>
    </style:style>
    <style:style style:name="co30" style:family="table-column">
      <style:table-column-properties fo:break-before="auto" style:column-width="1.5756in"/>
    </style:style>
    <style:style style:name="co9" style:family="table-column">
      <style:table-column-properties fo:break-before="auto" style:column-width="0.9839in"/>
    </style:style>
    <style:style style:name="co12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2264in"/>
    </style:style>
    <style:style style:name="co32" style:family="table-column">
      <style:table-column-properties fo:break-before="auto" style:column-width="0.9571in"/>
    </style:style>
    <style:style style:name="co8" style:family="table-column">
      <style:table-column-properties fo:break-before="auto" style:column-width="0.7689in"/>
    </style:style>
    <style:style style:name="co10" style:family="table-column">
      <style:table-column-properties fo:break-before="auto" style:column-width="0.9661in"/>
    </style:style>
    <style:style style:name="co11" style:family="table-column">
      <style:table-column-properties fo:break-before="auto" style:column-width="0.8492in"/>
    </style:style>
    <style:style style:name="co13" style:family="table-column">
      <style:table-column-properties fo:break-before="auto" style:column-width="1.2528in"/>
    </style:style>
    <style:style style:name="co14" style:family="table-column">
      <style:table-column-properties fo:break-before="auto" style:column-width="1.0283in"/>
    </style:style>
    <style:style style:name="co15" style:family="table-column">
      <style:table-column-properties fo:break-before="auto" style:column-width="0.7327in"/>
    </style:style>
    <style:style style:name="co16" style:family="table-column">
      <style:table-column-properties fo:break-before="auto" style:column-width="0.8402in"/>
    </style:style>
    <style:style style:name="co17" style:family="table-column">
      <style:table-column-properties fo:break-before="auto" style:column-width="0.6972in"/>
    </style:style>
    <style:style style:name="co18" style:family="table-column">
      <style:table-column-properties fo:break-before="auto" style:column-width="3.2437in"/>
    </style:style>
    <style:style style:name="co19" style:family="table-column">
      <style:table-column-properties fo:break-before="auto" style:column-width="1.6118in"/>
    </style:style>
    <style:style style:name="co20" style:family="table-column">
      <style:table-column-properties fo:break-before="auto" style:column-width="1.7555in"/>
    </style:style>
    <style:style style:name="co21" style:family="table-column">
      <style:table-column-properties fo:break-before="auto" style:column-width="2.4547in"/>
    </style:style>
    <style:style style:name="co22" style:family="table-column">
      <style:table-column-properties fo:break-before="auto" style:column-width="0.4457in"/>
    </style:style>
    <style:style style:name="co23" style:family="table-column">
      <style:table-column-properties fo:break-before="auto" style:column-width="0.939in"/>
    </style:style>
    <style:style style:name="co24" style:family="table-column">
      <style:table-column-properties fo:break-before="auto" style:column-width="1.2618in"/>
    </style:style>
    <style:style style:name="co25" style:family="table-column">
      <style:table-column-properties fo:break-before="auto" style:column-width="0.8764in"/>
    </style:style>
    <style:style style:name="co26" style:family="table-column">
      <style:table-column-properties fo:break-before="auto" style:column-width="0.778in"/>
    </style:style>
    <style:style style:name="co27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1634in"/>
    </style:style>
    <style:style style:name="co29" style:family="table-column">
      <style:table-column-properties fo:break-before="auto" style:column-width="1.1098in"/>
    </style:style>
    <style:style style:name="co31" style:family="table-column">
      <style:table-column-properties fo:break-before="auto" style:column-width="1.3071in"/>
    </style:style>
    <style:style style:name="co33" style:family="table-column">
      <style:table-column-properties fo:break-before="auto" style:column-width="0.6791in"/>
    </style:style>
    <style:style style:name="co34" style:family="table-column">
      <style:table-column-properties fo:break-before="auto" style:column-width="0.7417in"/>
    </style:style>
    <style:style style:name="co35" style:family="table-column">
      <style:table-column-properties fo:break-before="auto" style:column-width="0.7063in"/>
    </style:style>
    <style:style style:name="co37" style:family="table-column">
      <style:table-column-properties fo:break-before="auto" style:column-width="0.8047in"/>
    </style:style>
    <style:style style:name="co38" style:family="table-column">
      <style:table-column-properties fo:break-before="auto" style:column-width="1.8453in"/>
    </style:style>
    <style:style style:name="co39" style:family="table-column">
      <style:table-column-properties fo:break-before="auto" style:column-width="1.2346in"/>
    </style:style>
    <style:style style:name="co40" style:family="table-column">
      <style:table-column-properties fo:break-before="auto" style:column-width="0.7866in"/>
    </style:style>
    <style:style style:name="co41" style:family="table-column">
      <style:table-column-properties fo:break-before="auto" style:column-width="1.8091in"/>
    </style:style>
    <style:style style:name="co42" style:family="table-column">
      <style:table-column-properties fo:break-before="auto" style:column-width="1.0736in"/>
    </style:style>
    <style:style style:name="co43" style:family="table-column">
      <style:table-column-properties fo:break-before="auto" style:column-width="0.948in"/>
    </style:style>
    <style:style style:name="co44" style:family="table-column">
      <style:table-column-properties fo:break-before="auto" style:column-width="1.1811in"/>
    </style:style>
    <style:style style:name="co45" style:family="table-column">
      <style:table-column-properties fo:break-before="auto" style:column-width="1.1362in"/>
    </style:style>
    <style:style style:name="co46" style:family="table-column">
      <style:table-column-properties fo:break-before="auto" style:column-width="0.7598in"/>
    </style:style>
    <style:style style:name="co47" style:family="table-column">
      <style:table-column-properties fo:break-before="auto" style:column-width="0.8854in"/>
    </style:style>
    <style:style style:name="co48" style:family="table-column">
      <style:table-column-properties fo:break-before="auto" style:column-width="2.338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4" style:family="table-cell" style:parent-style-name="Default" style:data-style-name="N0"/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tatus" table:style-name="ta1">
        <table:table-column table:style-name="co8" table:default-cell-style-name="Default"/>
        <table:table-column table:style-name="co2" table:default-cell-style-name="Default"/>
        <table:table-column table:style-name="co10" table:default-cell-style-name="ce3"/>
        <table:table-column table:style-name="co11" table:default-cell-style-name="ce3"/>
        <table:table-column table:style-name="co13" table:default-cell-style-name="ce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993" table:default-cell-style-name="Default"/>
        <table:table-row table:style-name="ro1">
          <table:table-cell table:style-name="ce1" office:value-type="string">
            <text:p>record_id</text:p>
          </table:table-cell>
          <table:table-cell table:style-name="ce1" office:value-type="string">
            <text:p>property_id</text:p>
          </table:table-cell>
          <table:table-cell table:style-name="ce2" office:value-type="string">
            <text:p>lookup_date</text:p>
          </table:table-cell>
          <table:table-cell table:style-name="ce2" office:value-type="string">
            <text:p>sell_date</text:p>
          </table:table-cell>
          <table:table-cell table:style-name="ce1" office:value-type="string">
            <text:p>days_on_market</text:p>
          </table:table-cell>
          <table:table-cell table:style-name="ce1" office:value-type="string">
            <text:p>listing_status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condo_fee</text:p>
          </table:table-cell>
          <table:table-cell table:style-name="ce1" office:value-type="string">
            <text:p>property_tax</text:p>
          </table:table-cell>
          <table:table-cell table:style-name="ce1" office:value-type="string">
            <text:p>tax_year</text:p>
          </table:table-cell>
          <table:table-cell table:style-name="ce1" office:value-type="string">
            <text:p>listing_office</text:p>
          </table:table-cell>
          <table:table-cell table:style-name="ce1" table:number-columns-repeated="993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date" office:date-value="2021-01-20">
            <text:p>2021-01-20</text:p>
          </table:table-cell>
          <table:table-cell/>
          <table:table-cell table:style-name="ce4" office:value-type="float" office:value="64">
            <text:p>64</text:p>
          </table:table-cell>
          <table:table-cell office:value-type="string">
            <text:p>AWO</text:p>
          </table:table-cell>
          <table:table-cell office:value-type="float" office:value="179900">
            <text:p>179900</text:p>
          </table:table-cell>
          <table:table-cell office:value-type="float" office:value="235">
            <text:p>235</text:p>
          </table:table-cell>
          <table:table-cell office:value-type="float" office:value="2556">
            <text:p>2556</text:p>
          </table:table-cell>
          <table:table-cell office:value-type="float" office:value="2019">
            <text:p>2019</text:p>
          </table:table-cell>
          <table:table-cell office:value-type="string">
            <text:p>RE/MAX United - Port Washington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date" office:date-value="2021-01-20">
            <text:p>2021-01-20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29900">
            <text:p>129900</text:p>
          </table:table-cell>
          <table:table-cell office:value-type="float" office:value="175">
            <text:p>175</text:p>
          </table:table-cell>
          <table:table-cell office:value-type="float" office:value="2475.43">
            <text:p>2475.43</text:p>
          </table:table-cell>
          <table:table-cell office:value-type="float" office:value="2019">
            <text:p>2019</text:p>
          </table:table-cell>
          <table:table-cell office:value-type="string">
            <text:p>RE/MAX United - Port Washington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date" office:date-value="2021-01-20">
            <text:p>2021-01-20</text:p>
          </table:table-cell>
          <table:table-cell/>
          <table:table-cell table:style-name="ce4" office:value-type="float" office:value="41">
            <text:p>41</text:p>
          </table:table-cell>
          <table:table-cell office:value-type="string">
            <text:p>AWO</text:p>
          </table:table-cell>
          <table:table-cell office:value-type="float" office:value="159900">
            <text:p>159900</text:p>
          </table:table-cell>
          <table:table-cell office:value-type="float" office:value="200">
            <text:p>200</text:p>
          </table:table-cell>
          <table:table-cell office:value-type="float" office:value="2186.52">
            <text:p>2186.52</text:p>
          </table:table-cell>
          <table:table-cell office:value-type="float" office:value="2019">
            <text:p>2019</text:p>
          </table:table-cell>
          <table:table-cell office:value-type="string">
            <text:p>RE/MAX Galler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date" office:date-value="2021-01-20">
            <text:p>2021-01-20</text:p>
          </table:table-cell>
          <table:table-cell/>
          <table:table-cell table:style-name="ce4" office:value-type="float" office:value="3">
            <text:p>3</text:p>
          </table:table-cell>
          <table:table-cell office:value-type="string">
            <text:p>AWO</text:p>
          </table:table-cell>
          <table:table-cell office:value-type="float" office:value="189900">
            <text:p>189900</text:p>
          </table:table-cell>
          <table:table-cell office:value-type="float" office:value="180">
            <text:p>180</text:p>
          </table:table-cell>
          <table:table-cell office:value-type="float" office:value="1861">
            <text:p>1861</text:p>
          </table:table-cell>
          <table:table-cell office:value-type="float" office:value="2019">
            <text:p>2019</text:p>
          </table:table-cell>
          <table:table-cell office:value-type="string">
            <text:p>Lake Country Flat Fee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date" office:date-value="2021-01-20">
            <text:p>2021-01-20</text:p>
          </table:table-cell>
          <table:table-cell/>
          <table:table-cell table:style-name="ce4" office:value-type="float" office:value="6">
            <text:p>6</text:p>
          </table:table-cell>
          <table:table-cell office:value-type="string">
            <text:p>AWO</text:p>
          </table:table-cell>
          <table:table-cell office:value-type="float" office:value="179900">
            <text:p>179900</text:p>
          </table:table-cell>
          <table:table-cell office:value-type="float" office:value="335">
            <text:p>335</text:p>
          </table:table-cell>
          <table:table-cell office:value-type="float" office:value="2375">
            <text:p>2375</text:p>
          </table:table-cell>
          <table:table-cell office:value-type="float" office:value="2019">
            <text:p>2019</text:p>
          </table:table-cell>
          <table:table-cell office:value-type="string">
            <text:p>Shorewest Realtors, In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6">
            <text:p>6</text:p>
          </table:table-cell>
          <table:table-cell office:value-type="date" office:date-value="2021-01-20">
            <text:p>2021-01-20</text:p>
          </table:table-cell>
          <table:table-cell/>
          <table:table-cell table:style-name="ce4"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145000">
            <text:p>145000</text:p>
          </table:table-cell>
          <table:table-cell office:value-type="float" office:value="210">
            <text:p>210</text:p>
          </table:table-cell>
          <table:table-cell office:value-type="float" office:value="1902">
            <text:p>1902</text:p>
          </table:table-cell>
          <table:table-cell office:value-type="float" office:value="2020">
            <text:p>2020</text:p>
          </table:table-cell>
          <table:table-cell office:value-type="string">
            <text:p>RE/MAX United - West Bend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date" office:date-value="2021-01-20">
            <text:p>2021-01-20</text:p>
          </table:table-cell>
          <table:table-cell/>
          <table:table-cell table:style-name="ce4"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159900">
            <text:p>159900</text:p>
          </table:table-cell>
          <table:table-cell office:value-type="float" office:value="0">
            <text:p>0</text:p>
          </table:table-cell>
          <table:table-cell office:value-type="float" office:value="2764">
            <text:p>2764</text:p>
          </table:table-cell>
          <table:table-cell office:value-type="float" office:value="2019">
            <text:p>2019</text:p>
          </table:table-cell>
          <table:table-cell office:value-type="string">
            <text:p>Shorewest Realtors, In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date" office:date-value="2021-01-20">
            <text:p>2021-01-20</text:p>
          </table:table-cell>
          <table:table-cell/>
          <table:table-cell table:style-name="ce4" office:value-type="float" office:value="10">
            <text:p>10</text:p>
          </table:table-cell>
          <table:table-cell office:value-type="string">
            <text:p>AWO</text:p>
          </table:table-cell>
          <table:table-cell office:value-type="float" office:value="137500">
            <text:p>137500</text:p>
          </table:table-cell>
          <table:table-cell office:value-type="float" office:value="415">
            <text:p>415</text:p>
          </table:table-cell>
          <table:table-cell office:value-type="float" office:value="1483">
            <text:p>1483</text:p>
          </table:table-cell>
          <table:table-cell office:value-type="float" office:value="2019">
            <text:p>2019</text:p>
          </table:table-cell>
          <table:table-cell office:value-type="string">
            <text:p>Shorewest Realtors, In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date" office:date-value="2021-01-21">
            <text:p>2021-01-21</text:p>
          </table:table-cell>
          <table:table-cell/>
          <table:table-cell table:style-name="ce4" office:value-type="float" office:value="45">
            <text:p>45</text:p>
          </table:table-cell>
          <table:table-cell office:value-type="string">
            <text:p>AWO</text:p>
          </table:table-cell>
          <table:table-cell office:value-type="float" office:value="174900">
            <text:p>174900</text:p>
          </table:table-cell>
          <table:table-cell office:value-type="float" office:value="175">
            <text:p>175</text:p>
          </table:table-cell>
          <table:table-cell office:value-type="float" office:value="1947.82">
            <text:p>1947.82</text:p>
          </table:table-cell>
          <table:table-cell office:value-type="float" office:value="2019">
            <text:p>2019</text:p>
          </table:table-cell>
          <table:table-cell office:value-type="string">
            <text:p>Daltek Real Estate Services, LL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date" office:date-value="2021-01-21">
            <text:p>2021-01-21</text:p>
          </table:table-cell>
          <table:table-cell/>
          <table:table-cell table:style-name="ce4" office:value-type="float" office:value="17">
            <text:p>17</text:p>
          </table:table-cell>
          <table:table-cell office:value-type="string">
            <text:p>A</text:p>
          </table:table-cell>
          <table:table-cell office:value-type="float" office:value="209900">
            <text:p>209900</text:p>
          </table:table-cell>
          <table:table-cell office:value-type="float" office:value="260">
            <text:p>260</text:p>
          </table:table-cell>
          <table:table-cell office:value-type="float" office:value="2438">
            <text:p>2438</text:p>
          </table:table-cell>
          <table:table-cell office:value-type="float" office:value="2019">
            <text:p>2019</text:p>
          </table:table-cell>
          <table:table-cell office:value-type="string">
            <text:p>Realty Executives Integrity~NorthShore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1">
            <text:p>11</text:p>
          </table:table-cell>
          <table:table-cell office:value-type="date" office:date-value="2021-01-21">
            <text:p>2021-01-21</text:p>
          </table:table-cell>
          <table:table-cell/>
          <table:table-cell table:style-name="ce4" office:value-type="float" office:value="89">
            <text:p>89</text:p>
          </table:table-cell>
          <table:table-cell office:value-type="string">
            <text:p>A</text:p>
          </table:table-cell>
          <table:table-cell office:value-type="float" office:value="189900">
            <text:p>189900</text:p>
          </table:table-cell>
          <table:table-cell office:value-type="float" office:value="235">
            <text:p>235</text:p>
          </table:table-cell>
          <table:table-cell office:value-type="float" office:value="2422">
            <text:p>2422</text:p>
          </table:table-cell>
          <table:table-cell office:value-type="float" office:value="2020">
            <text:p>2020</text:p>
          </table:table-cell>
          <table:table-cell office:value-type="string">
            <text:p>Homeowners Concept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2">
            <text:p>12</text:p>
          </table:table-cell>
          <table:table-cell office:value-type="date" office:date-value="2021-01-21">
            <text:p>2021-01-21</text:p>
          </table:table-cell>
          <table:table-cell/>
          <table:table-cell table:style-name="ce4" office:value-type="float" office:value="185">
            <text:p>185</text:p>
          </table:table-cell>
          <table:table-cell office:value-type="string">
            <text:p>E</text:p>
          </table:table-cell>
          <table:table-cell office:value-type="float" office:value="119900">
            <text:p>119900</text:p>
          </table:table-cell>
          <table:table-cell office:value-type="float" office:value="368">
            <text:p>368</text:p>
          </table:table-cell>
          <table:table-cell office:value-type="float" office:value="2078.55">
            <text:p>2078.55</text:p>
          </table:table-cell>
          <table:table-cell office:value-type="float" office:value="2019">
            <text:p>2019</text:p>
          </table:table-cell>
          <table:table-cell office:value-type="string">
            <text:p>Shorewest Realtors, In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3">
            <text:p>13</text:p>
          </table:table-cell>
          <table:table-cell table:number-columns-repeated="2" office:value-type="date" office:date-value="2021-01-21">
            <text:p>2021-01-21</text:p>
          </table:table-cell>
          <table:table-cell table:style-name="ce4" office:value-type="float" office:value="35">
            <text:p>35</text:p>
          </table:table-cell>
          <table:table-cell office:value-type="string">
            <text:p>S</text:p>
          </table:table-cell>
          <table:table-cell office:value-type="float" office:value="160000">
            <text:p>160000</text:p>
          </table:table-cell>
          <table:table-cell office:value-type="float" office:value="260">
            <text:p>260</text:p>
          </table:table-cell>
          <table:table-cell office:value-type="float" office:value="2136">
            <text:p>2136</text:p>
          </table:table-cell>
          <table:table-cell office:value-type="float" office:value="2019">
            <text:p>2019</text:p>
          </table:table-cell>
          <table:table-cell office:value-type="string">
            <text:p>Coldwell Banker Realt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4">
            <text:p>14</text:p>
          </table:table-cell>
          <table:table-cell office:value-type="date" office:date-value="2021-01-21">
            <text:p>2021-01-21</text:p>
          </table:table-cell>
          <table:table-cell/>
          <table:table-cell table:style-name="ce4" office:value-type="float" office:value="100">
            <text:p>100</text:p>
          </table:table-cell>
          <table:table-cell office:value-type="string">
            <text:p>AWO</text:p>
          </table:table-cell>
          <table:table-cell office:value-type="float" office:value="205500">
            <text:p>205500</text:p>
          </table:table-cell>
          <table:table-cell office:value-type="float" office:value="230">
            <text:p>230</text:p>
          </table:table-cell>
          <table:table-cell office:value-type="float" office:value="2361.37">
            <text:p>2361.37</text:p>
          </table:table-cell>
          <table:table-cell office:value-type="float" office:value="2019">
            <text:p>2019</text:p>
          </table:table-cell>
          <table:table-cell office:value-type="string">
            <text:p>Homegate Direct Realt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date" office:date-value="2021-01-21">
            <text:p>2021-01-21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39900">
            <text:p>139900</text:p>
          </table:table-cell>
          <table:table-cell office:value-type="float" office:value="330">
            <text:p>330</text:p>
          </table:table-cell>
          <table:table-cell office:value-type="float" office:value="1644">
            <text:p>1644</text:p>
          </table:table-cell>
          <table:table-cell office:value-type="float" office:value="2019">
            <text:p>2019</text:p>
          </table:table-cell>
          <table:table-cell office:value-type="string">
            <text:p>First Weber Inc – Brookfield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date" office:date-value="2021-01-21">
            <text:p>2021-01-21</text:p>
          </table:table-cell>
          <table:table-cell/>
          <table:table-cell table:style-name="ce4" office:value-type="float" office:value="56">
            <text:p>56</text:p>
          </table:table-cell>
          <table:table-cell office:value-type="string">
            <text:p>AWO</text:p>
          </table:table-cell>
          <table:table-cell office:value-type="float" office:value="142900">
            <text:p>142900</text:p>
          </table:table-cell>
          <table:table-cell office:value-type="float" office:value="420">
            <text:p>420</text:p>
          </table:table-cell>
          <table:table-cell office:value-type="float" office:value="2099">
            <text:p>2099</text:p>
          </table:table-cell>
          <table:table-cell office:value-type="float" office:value="2019">
            <text:p>2019</text:p>
          </table:table-cell>
          <table:table-cell office:value-type="string">
            <text:p>First Weber Inc – Brookfield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7">
            <text:p>17</text:p>
          </table:table-cell>
          <table:table-cell office:value-type="date" office:date-value="2021-01-21">
            <text:p>2021-01-21</text:p>
          </table:table-cell>
          <table:table-cell office:value-type="date" office:date-value="2020-12-29">
            <text:p>2020-12-29</text:p>
          </table:table-cell>
          <table:table-cell table:style-name="ce4" office:value-type="float" office:value="157">
            <text:p>157</text:p>
          </table:table-cell>
          <table:table-cell office:value-type="string">
            <text:p>S</text:p>
          </table:table-cell>
          <table:table-cell office:value-type="float" office:value="105000">
            <text:p>105000</text:p>
          </table:table-cell>
          <table:table-cell office:value-type="float" office:value="284">
            <text:p>284</text:p>
          </table:table-cell>
          <table:table-cell office:value-type="float" office:value="1314">
            <text:p>1314</text:p>
          </table:table-cell>
          <table:table-cell office:value-type="float" office:value="2019">
            <text:p>2019</text:p>
          </table:table-cell>
          <table:table-cell office:value-type="string">
            <text:p>Keller Williams Prestige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8">
            <text:p>18</text:p>
          </table:table-cell>
          <table:table-cell office:value-type="date" office:date-value="2021-01-21">
            <text:p>2021-01-21</text:p>
          </table:table-cell>
          <table:table-cell/>
          <table:table-cell table:style-name="ce4" office:value-type="float" office:value="66">
            <text:p>66</text:p>
          </table:table-cell>
          <table:table-cell office:value-type="string">
            <text:p>AWO</text:p>
          </table:table-cell>
          <table:table-cell office:value-type="float" office:value="139500">
            <text:p>139500</text:p>
          </table:table-cell>
          <table:table-cell office:value-type="float" office:value="240">
            <text:p>240</text:p>
          </table:table-cell>
          <table:table-cell office:value-type="float" office:value="1988">
            <text:p>1988</text:p>
          </table:table-cell>
          <table:table-cell office:value-type="float" office:value="2019">
            <text:p>2019</text:p>
          </table:table-cell>
          <table:table-cell office:value-type="string">
            <text:p>First Weber Inc - Menomonee Falls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19">
            <text:p>19</text:p>
          </table:table-cell>
          <table:table-cell office:value-type="date" office:date-value="2021-01-21">
            <text:p>2021-01-21</text:p>
          </table:table-cell>
          <table:table-cell office:value-type="date" office:date-value="2021-01-20">
            <text:p>2021-01-20</text:p>
          </table:table-cell>
          <table:table-cell table:style-name="ce4" office:value-type="float" office:value="45">
            <text:p>45</text:p>
          </table:table-cell>
          <table:table-cell office:value-type="string">
            <text:p>S</text:p>
          </table:table-cell>
          <table:table-cell office:value-type="float" office:value="139000">
            <text:p>139000</text:p>
          </table:table-cell>
          <table:table-cell office:value-type="float" office:value="420">
            <text:p>420</text:p>
          </table:table-cell>
          <table:table-cell office:value-type="float" office:value="2001">
            <text:p>2001</text:p>
          </table:table-cell>
          <table:table-cell office:value-type="float" office:value="2019">
            <text:p>2019</text:p>
          </table:table-cell>
          <table:table-cell office:value-type="string">
            <text:p>Ogden, The Real Estate Compan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date" office:date-value="2021-01-21">
            <text:p>2021-01-21</text:p>
          </table:table-cell>
          <table:table-cell/>
          <table:table-cell table:style-name="ce4" office:value-type="float" office:value="87">
            <text:p>87</text:p>
          </table:table-cell>
          <table:table-cell office:value-type="string">
            <text:p>E</text:p>
          </table:table-cell>
          <table:table-cell office:value-type="float" office:value="209900">
            <text:p>209900</text:p>
          </table:table-cell>
          <table:table-cell office:value-type="float" office:value="260">
            <text:p>260</text:p>
          </table:table-cell>
          <table:table-cell office:value-type="float" office:value="2438">
            <text:p>2438</text:p>
          </table:table-cell>
          <table:table-cell office:value-type="float" office:value="2019">
            <text:p>2019</text:p>
          </table:table-cell>
          <table:table-cell office:value-type="string">
            <text:p>Realty Executives Integrity~NorthShore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1">
            <text:p>21</text:p>
          </table:table-cell>
          <table:table-cell office:value-type="date" office:date-value="2021-01-22">
            <text:p>2021-01-22</text:p>
          </table:table-cell>
          <table:table-cell/>
          <table:table-cell table:style-name="ce4" office:value-type="float" office:value="46">
            <text:p>46</text:p>
          </table:table-cell>
          <table:table-cell office:value-type="string">
            <text:p>AWO</text:p>
          </table:table-cell>
          <table:table-cell office:value-type="float" office:value="199900">
            <text:p>199900</text:p>
          </table:table-cell>
          <table:table-cell office:value-type="float" office:value="329">
            <text:p>329</text:p>
          </table:table-cell>
          <table:table-cell office:value-type="float" office:value="2473">
            <text:p>2473</text:p>
          </table:table-cell>
          <table:table-cell office:value-type="float" office:value="2019">
            <text:p>2019</text:p>
          </table:table-cell>
          <table:table-cell office:value-type="string">
            <text:p>RE/MAX Service First LL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2">
            <text:p>22</text:p>
          </table:table-cell>
          <table:table-cell office:value-type="date" office:date-value="2021-01-22">
            <text:p>2021-01-22</text:p>
          </table:table-cell>
          <table:table-cell office:value-type="date" office:date-value="2021-01-07">
            <text:p>2021-01-07</text:p>
          </table:table-cell>
          <table:table-cell table:style-name="ce4"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205000">
            <text:p>205000</text:p>
          </table:table-cell>
          <table:table-cell office:value-type="float" office:value="250">
            <text:p>250</text:p>
          </table:table-cell>
          <table:table-cell office:value-type="float" office:value="2502">
            <text:p>2502</text:p>
          </table:table-cell>
          <table:table-cell office:value-type="float" office:value="2019">
            <text:p>2019</text:p>
          </table:table-cell>
          <table:table-cell office:value-type="string">
            <text:p>First Weber Inc – Delafield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3">
            <text:p>23</text:p>
          </table:table-cell>
          <table:table-cell office:value-type="date" office:date-value="2021-01-22">
            <text:p>2021-01-22</text:p>
          </table:table-cell>
          <table:table-cell office:value-type="date" office:date-value="2021-01-15">
            <text:p>2021-01-15</text:p>
          </table:table-cell>
          <table:table-cell table:style-name="ce4" office:value-type="float" office:value="7">
            <text:p>7</text:p>
          </table:table-cell>
          <table:table-cell office:value-type="string">
            <text:p>S</text:p>
          </table:table-cell>
          <table:table-cell office:value-type="float" office:value="100175">
            <text:p>100175</text:p>
          </table:table-cell>
          <table:table-cell office:value-type="float" office:value="165">
            <text:p>165</text:p>
          </table:table-cell>
          <table:table-cell office:value-type="float" office:value="1709.45">
            <text:p>1709.45</text:p>
          </table:table-cell>
          <table:table-cell office:value-type="float" office:value="2019">
            <text:p>2019</text:p>
          </table:table-cell>
          <table:table-cell office:value-type="string">
            <text:p>Keller Williams – Manitowo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4">
            <text:p>24</text:p>
          </table:table-cell>
          <table:table-cell office:value-type="date" office:date-value="2021-01-22">
            <text:p>2021-01-22</text:p>
          </table:table-cell>
          <table:table-cell office:value-type="date" office:date-value="2021-01-13">
            <text:p>2021-01-13</text:p>
          </table:table-cell>
          <table:table-cell table:style-name="ce4" office:value-type="float" office:value="35">
            <text:p>35</text:p>
          </table:table-cell>
          <table:table-cell office:value-type="string">
            <text:p>S</text:p>
          </table:table-cell>
          <table:table-cell office:value-type="float" office:value="215000">
            <text:p>215000</text:p>
          </table:table-cell>
          <table:table-cell office:value-type="float" office:value="195">
            <text:p>195</text:p>
          </table:table-cell>
          <table:table-cell office:value-type="float" office:value="2817">
            <text:p>2817</text:p>
          </table:table-cell>
          <table:table-cell office:value-type="float" office:value="2019">
            <text:p>2019</text:p>
          </table:table-cell>
          <table:table-cell office:value-type="string">
            <text:p>Benefit Realt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5">
            <text:p>25</text:p>
          </table:table-cell>
          <table:table-cell office:value-type="date" office:date-value="2021-01-22">
            <text:p>2021-01-22</text:p>
          </table:table-cell>
          <table:table-cell/>
          <table:table-cell table:style-name="ce4" office:value-type="float" office:value="52">
            <text:p>52</text:p>
          </table:table-cell>
          <table:table-cell office:value-type="string">
            <text:p>AWO</text:p>
          </table:table-cell>
          <table:table-cell office:value-type="float" office:value="159900">
            <text:p>159900</text:p>
          </table:table-cell>
          <table:table-cell office:value-type="float" office:value="245">
            <text:p>245</text:p>
          </table:table-cell>
          <table:table-cell office:value-type="float" office:value="1889">
            <text:p>1889</text:p>
          </table:table-cell>
          <table:table-cell office:value-type="float" office:value="2019">
            <text:p>2019</text:p>
          </table:table-cell>
          <table:table-cell office:value-type="string">
            <text:p>Greystone Asset, LL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6">
            <text:p>26</text:p>
          </table:table-cell>
          <table:table-cell office:value-type="date" office:date-value="2021-01-22">
            <text:p>2021-01-22</text:p>
          </table:table-cell>
          <table:table-cell office:value-type="date" office:date-value="2020-12-31">
            <text:p>2020-12-31</text:p>
          </table:table-cell>
          <table:table-cell table:style-name="ce4" office:value-type="float" office:value="13">
            <text:p>13</text:p>
          </table:table-cell>
          <table:table-cell office:value-type="string">
            <text:p>S</text:p>
          </table:table-cell>
          <table:table-cell office:value-type="float" office:value="206450">
            <text:p>206450</text:p>
          </table:table-cell>
          <table:table-cell office:value-type="float" office:value="290">
            <text:p>290</text:p>
          </table:table-cell>
          <table:table-cell office:value-type="float" office:value="2270">
            <text:p>2270</text:p>
          </table:table-cell>
          <table:table-cell office:value-type="float" office:value="2019">
            <text:p>2019</text:p>
          </table:table-cell>
          <table:table-cell office:value-type="string">
            <text:p>RE/MAX Realty 10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date" office:date-value="2021-01-22">
            <text:p>2021-01-22</text:p>
          </table:table-cell>
          <table:table-cell/>
          <table:table-cell table:style-name="ce4" office:value-type="float" office:value="71">
            <text:p>71</text:p>
          </table:table-cell>
          <table:table-cell office:value-type="string">
            <text:p>E</text:p>
          </table:table-cell>
          <table:table-cell office:value-type="float" office:value="219900">
            <text:p>219900</text:p>
          </table:table-cell>
          <table:table-cell office:value-type="float" office:value="432">
            <text:p>432</text:p>
          </table:table-cell>
          <table:table-cell office:value-type="float" office:value="2228.47">
            <text:p>2228.47</text:p>
          </table:table-cell>
          <table:table-cell office:value-type="float" office:value="2019">
            <text:p>2019</text:p>
          </table:table-cell>
          <table:table-cell office:value-type="string">
            <text:p>Coldwell Banker HomeSale Realty – Wauwatosa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date" office:date-value="2021-01-22">
            <text:p>2021-01-22</text:p>
          </table:table-cell>
          <table:table-cell office:value-type="date" office:date-value="2020-12-29">
            <text:p>2020-12-29</text:p>
          </table:table-cell>
          <table:table-cell table:style-name="ce4"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140000">
            <text:p>140000</text:p>
          </table:table-cell>
          <table:table-cell office:value-type="float" office:value="250">
            <text:p>250</text:p>
          </table:table-cell>
          <table:table-cell office:value-type="float" office:value="1689">
            <text:p>1689</text:p>
          </table:table-cell>
          <table:table-cell office:value-type="float" office:value="2019">
            <text:p>2019</text:p>
          </table:table-cell>
          <table:table-cell office:value-type="string">
            <text:p>Coldwell Banker Realt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date" office:date-value="2021-01-22">
            <text:p>2021-01-22</text:p>
          </table:table-cell>
          <table:table-cell office:value-type="date" office:date-value="2020-12-29">
            <text:p>2020-12-29</text:p>
          </table:table-cell>
          <table:table-cell table:style-name="ce4"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172100">
            <text:p>172100</text:p>
          </table:table-cell>
          <table:table-cell office:value-type="float" office:value="245">
            <text:p>245</text:p>
          </table:table-cell>
          <table:table-cell office:value-type="float" office:value="1996">
            <text:p>1996</text:p>
          </table:table-cell>
          <table:table-cell office:value-type="float" office:value="2019">
            <text:p>2019</text:p>
          </table:table-cell>
          <table:table-cell office:value-type="string">
            <text:p>First Weber Inc- Mequon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date" office:date-value="2021-01-22">
            <text:p>2021-01-22</text:p>
          </table:table-cell>
          <table:table-cell office:value-type="date" office:date-value="2020-12-22">
            <text:p>2020-12-22</text:p>
          </table:table-cell>
          <table:table-cell table:style-name="ce4"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210000">
            <text:p>210000</text:p>
          </table:table-cell>
          <table:table-cell office:value-type="float" office:value="205">
            <text:p>205</text:p>
          </table:table-cell>
          <table:table-cell office:value-type="float" office:value="2101.63">
            <text:p>2101.63</text:p>
          </table:table-cell>
          <table:table-cell office:value-type="float" office:value="2019">
            <text:p>2019</text:p>
          </table:table-cell>
          <table:table-cell office:value-type="string">
            <text:p>Keller Williams Prestige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1">
            <text:p>31</text:p>
          </table:table-cell>
          <table:table-cell office:value-type="date" office:date-value="2021-01-22">
            <text:p>2021-01-22</text:p>
          </table:table-cell>
          <table:table-cell office:value-type="date" office:date-value="2020-12-31">
            <text:p>2020-12-31</text:p>
          </table:table-cell>
          <table:table-cell table:style-name="ce4"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219900">
            <text:p>219900</text:p>
          </table:table-cell>
          <table:table-cell office:value-type="float" office:value="361">
            <text:p>361</text:p>
          </table:table-cell>
          <table:table-cell office:value-type="float" office:value="3287">
            <text:p>3287</text:p>
          </table:table-cell>
          <table:table-cell office:value-type="float" office:value="2019">
            <text:p>2019</text:p>
          </table:table-cell>
          <table:table-cell office:value-type="string">
            <text:p>Korpal &amp; Associates, LL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2">
            <text:p>32</text:p>
          </table:table-cell>
          <table:table-cell office:value-type="date" office:date-value="2021-01-22">
            <text:p>2021-01-22</text:p>
          </table:table-cell>
          <table:table-cell/>
          <table:table-cell table:style-name="ce4" office:value-type="float" office:value="34">
            <text:p>34</text:p>
          </table:table-cell>
          <table:table-cell office:value-type="string">
            <text:p>E</text:p>
          </table:table-cell>
          <table:table-cell office:value-type="float" office:value="214900">
            <text:p>214900</text:p>
          </table:table-cell>
          <table:table-cell office:value-type="float" office:value="410">
            <text:p>410</text:p>
          </table:table-cell>
          <table:table-cell office:value-type="float" office:value="3000.73">
            <text:p>3000.73</text:p>
          </table:table-cell>
          <table:table-cell office:value-type="float" office:value="2019">
            <text:p>2019</text:p>
          </table:table-cell>
          <table:table-cell office:value-type="string">
            <text:p>Realty Executives – Integrit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3">
            <text:p>33</text:p>
          </table:table-cell>
          <table:table-cell office:value-type="date" office:date-value="2021-01-22">
            <text:p>2021-01-22</text:p>
          </table:table-cell>
          <table:table-cell office:value-type="date" office:date-value="2020-12-21">
            <text:p>2020-12-21</text:p>
          </table:table-cell>
          <table:table-cell table:style-name="ce4"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146000">
            <text:p>146000</text:p>
          </table:table-cell>
          <table:table-cell office:value-type="float" office:value="190">
            <text:p>190</text:p>
          </table:table-cell>
          <table:table-cell office:value-type="float" office:value="1760">
            <text:p>1760</text:p>
          </table:table-cell>
          <table:table-cell office:value-type="float" office:value="2019">
            <text:p>2019</text:p>
          </table:table-cell>
          <table:table-cell office:value-type="string">
            <text:p>Shorewest Realtors, In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4">
            <text:p>34</text:p>
          </table:table-cell>
          <table:table-cell office:value-type="date" office:date-value="2021-01-22">
            <text:p>2021-01-22</text:p>
          </table:table-cell>
          <table:table-cell office:value-type="date" office:date-value="2021-01-08">
            <text:p>2021-01-08</text:p>
          </table:table-cell>
          <table:table-cell table:style-name="ce4" office:value-type="float" office:value="30">
            <text:p>30</text:p>
          </table:table-cell>
          <table:table-cell office:value-type="string">
            <text:p>S</text:p>
          </table:table-cell>
          <table:table-cell office:value-type="float" office:value="163000">
            <text:p>163000</text:p>
          </table:table-cell>
          <table:table-cell office:value-type="float" office:value="100">
            <text:p>100</text:p>
          </table:table-cell>
          <table:table-cell office:value-type="float" office:value="1918.6">
            <text:p>1918.6</text:p>
          </table:table-cell>
          <table:table-cell office:value-type="float" office:value="2019">
            <text:p>2019</text:p>
          </table:table-cell>
          <table:table-cell office:value-type="string">
            <text:p>RE/MAX Realty 100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5">
            <text:p>35</text:p>
          </table:table-cell>
          <table:table-cell office:value-type="date" office:date-value="2021-01-22">
            <text:p>2021-01-22</text:p>
          </table:table-cell>
          <table:table-cell office:value-type="date" office:date-value="2020-12-18">
            <text:p>2020-12-18</text:p>
          </table:table-cell>
          <table:table-cell table:style-name="ce4"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175000">
            <text:p>175000</text:p>
          </table:table-cell>
          <table:table-cell office:value-type="float" office:value="138">
            <text:p>138</text:p>
          </table:table-cell>
          <table:table-cell office:value-type="float" office:value="1947">
            <text:p>1947</text:p>
          </table:table-cell>
          <table:table-cell office:value-type="float" office:value="2019">
            <text:p>2019</text:p>
          </table:table-cell>
          <table:table-cell office:value-type="string">
            <text:p>Milwaukee Executive Realty, LL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6">
            <text:p>36</text:p>
          </table:table-cell>
          <table:table-cell office:value-type="date" office:date-value="2021-01-22">
            <text:p>2021-01-22</text:p>
          </table:table-cell>
          <table:table-cell office:value-type="date" office:date-value="2020-12-04">
            <text:p>2020-12-04</text:p>
          </table:table-cell>
          <table:table-cell table:style-name="ce4" office:value-type="float" office:value="5">
            <text:p>5</text:p>
          </table:table-cell>
          <table:table-cell office:value-type="string">
            <text:p>S</text:p>
          </table:table-cell>
          <table:table-cell office:value-type="float" office:value="164900">
            <text:p>164900</text:p>
          </table:table-cell>
          <table:table-cell office:value-type="float" office:value="220">
            <text:p>220</text:p>
          </table:table-cell>
          <table:table-cell office:value-type="float" office:value="2088.96">
            <text:p>2088.96</text:p>
          </table:table-cell>
          <table:table-cell office:value-type="float" office:value="2019">
            <text:p>2019</text:p>
          </table:table-cell>
          <table:table-cell office:value-type="string">
            <text:p>RE/MAX Service First LL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7">
            <text:p>37</text:p>
          </table:table-cell>
          <table:table-cell office:value-type="date" office:date-value="2021-01-22">
            <text:p>2021-01-22</text:p>
          </table:table-cell>
          <table:table-cell office:value-type="date" office:date-value="2020-12-30">
            <text:p>2020-12-30</text:p>
          </table:table-cell>
          <table:table-cell table:style-name="ce4" office:value-type="float" office:value="6">
            <text:p>6</text:p>
          </table:table-cell>
          <table:table-cell office:value-type="string">
            <text:p>S</text:p>
          </table:table-cell>
          <table:table-cell office:value-type="float" office:value="154900">
            <text:p>154900</text:p>
          </table:table-cell>
          <table:table-cell office:value-type="float" office:value="220">
            <text:p>220</text:p>
          </table:table-cell>
          <table:table-cell office:value-type="float" office:value="1905">
            <text:p>1905</text:p>
          </table:table-cell>
          <table:table-cell office:value-type="float" office:value="2019">
            <text:p>2019</text:p>
          </table:table-cell>
          <table:table-cell office:value-type="string">
            <text:p>Realty Executives Integrity~Brookfield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8">
            <text:p>38</text:p>
          </table:table-cell>
          <table:table-cell office:value-type="date" office:date-value="2021-01-22">
            <text:p>2021-01-22</text:p>
          </table:table-cell>
          <table:table-cell office:value-type="date" office:date-value="2020-12-18">
            <text:p>2020-12-18</text:p>
          </table:table-cell>
          <table:table-cell table:style-name="ce4" office:value-type="float" office:value="3">
            <text:p>3</text:p>
          </table:table-cell>
          <table:table-cell office:value-type="string">
            <text:p>S</text:p>
          </table:table-cell>
          <table:table-cell office:value-type="float" office:value="183000">
            <text:p>183000</text:p>
          </table:table-cell>
          <table:table-cell office:value-type="float" office:value="285">
            <text:p>285</text:p>
          </table:table-cell>
          <table:table-cell office:value-type="float" office:value="2201.62">
            <text:p>2201.62</text:p>
          </table:table-cell>
          <table:table-cell office:value-type="float" office:value="2019">
            <text:p>2019</text:p>
          </table:table-cell>
          <table:table-cell office:value-type="string">
            <text:p>RE/MAX United - Port Washington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39">
            <text:p>39</text:p>
          </table:table-cell>
          <table:table-cell office:value-type="date" office:date-value="2021-01-22">
            <text:p>2021-01-22</text:p>
          </table:table-cell>
          <table:table-cell/>
          <table:table-cell table:style-name="ce4" office:value-type="float" office:value="42">
            <text:p>42</text:p>
          </table:table-cell>
          <table:table-cell office:value-type="string">
            <text:p>AWO</text:p>
          </table:table-cell>
          <table:table-cell office:value-type="float" office:value="159900">
            <text:p>159900</text:p>
          </table:table-cell>
          <table:table-cell office:value-type="float" office:value="200">
            <text:p>200</text:p>
          </table:table-cell>
          <table:table-cell office:value-type="float" office:value="2186.52">
            <text:p>2186.52</text:p>
          </table:table-cell>
          <table:table-cell office:value-type="float" office:value="2019">
            <text:p>2019</text:p>
          </table:table-cell>
          <table:table-cell office:value-type="string">
            <text:p>RE/MAX Gallery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date" office:date-value="2021-01-23">
            <text:p>2021-01-23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60000">
            <text:p>160000</text:p>
          </table:table-cell>
          <table:table-cell office:value-type="float" office:value="205">
            <text:p>205</text:p>
          </table:table-cell>
          <table:table-cell office:value-type="float" office:value="2409.68">
            <text:p>2409.68</text:p>
          </table:table-cell>
          <table:table-cell office:value-type="float" office:value="2019">
            <text:p>2019</text:p>
          </table:table-cell>
          <table:table-cell office:value-type="string">
            <text:p>Exsell Real Estate Experts LLC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41">
            <text:p>41</text:p>
          </table:table-cell>
          <table:table-cell office:value-type="date" office:date-value="2021-01-23">
            <text:p>2021-01-23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80000">
            <text:p>180000</text:p>
          </table:table-cell>
          <table:table-cell office:value-type="float" office:value="250">
            <text:p>250</text:p>
          </table:table-cell>
          <table:table-cell office:value-type="float" office:value="2054">
            <text:p>2054</text:p>
          </table:table-cell>
          <table:table-cell office:value-type="float" office:value="2019">
            <text:p>2019</text:p>
          </table:table-cell>
          <table:table-cell office:value-type="string">
            <text:p>Realty Executives Integrity~Brookfield</text:p>
          </table:table-cell>
          <table:table-cell table:number-columns-repeated="993"/>
        </table:table-row>
        <table:table-row table:style-name="ro1">
          <table:table-cell table:number-columns-repeated="2" office:value-type="float" office:value="42">
            <text:p>42</text:p>
          </table:table-cell>
          <table:table-cell office:value-type="date" office:date-value="2021-01-23">
            <text:p>2021-01-23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79900">
            <text:p>179900</text:p>
          </table:table-cell>
          <table:table-cell office:value-type="float" office:value="275">
            <text:p>275</text:p>
          </table:table-cell>
          <table:table-cell office:value-type="float" office:value="2307">
            <text:p>2307</text:p>
          </table:table-cell>
          <table:table-cell office:value-type="float" office:value="2019">
            <text:p>2019</text:p>
          </table:table-cell>
          <table:table-cell office:value-type="string">
            <text:p>Exit Realty XL</text:p>
          </table:table-cell>
          <table:table-cell table:number-columns-repeated="99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date" office:date-value="2021-01-23">
            <text:p>2021-01-23</text:p>
          </table:table-cell>
          <table:table-cell/>
          <table:table-cell table:style-name="ce4"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143000">
            <text:p>143000</text:p>
          </table:table-cell>
          <table:table-cell office:value-type="float" office:value="210">
            <text:p>210</text:p>
          </table:table-cell>
          <table:table-cell office:value-type="float" office:value="1902">
            <text:p>1902</text:p>
          </table:table-cell>
          <table:table-cell office:value-type="float" office:value="2020">
            <text:p>2020</text:p>
          </table:table-cell>
          <table:table-cell office:value-type="string">
            <text:p>RE/MAX United - West Bend</text:p>
          </table:table-cell>
          <table:table-cell table:number-columns-repeated="99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date" office:date-value="2021-01-23">
            <text:p>2021-01-23</text:p>
          </table:table-cell>
          <table:table-cell/>
          <table:table-cell table:style-name="ce4" office:value-type="float" office:value="19">
            <text:p>19</text:p>
          </table:table-cell>
          <table:table-cell office:value-type="string">
            <text:p>A</text:p>
          </table:table-cell>
          <table:table-cell office:value-type="float" office:value="114999">
            <text:p>114999</text:p>
          </table:table-cell>
          <table:table-cell office:value-type="float" office:value="265">
            <text:p>265</text:p>
          </table:table-cell>
          <table:table-cell office:value-type="float" office:value="1155">
            <text:p>1155</text:p>
          </table:table-cell>
          <table:table-cell office:value-type="float" office:value="2019">
            <text:p>2019</text:p>
          </table:table-cell>
          <table:table-cell office:value-type="string">
            <text:p>Realty Executives Integrity~Brookfield</text:p>
          </table:table-cell>
          <table:table-cell table:number-columns-repeated="99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date" office:date-value="2021-01-23">
            <text:p>2021-01-23</text:p>
          </table:table-cell>
          <table:table-cell/>
          <table:table-cell table:style-name="ce4" office:value-type="float" office:value="24">
            <text:p>24</text:p>
          </table:table-cell>
          <table:table-cell office:value-type="string">
            <text:p>A</text:p>
          </table:table-cell>
          <table:table-cell office:value-type="float" office:value="209900">
            <text:p>209900</text:p>
          </table:table-cell>
          <table:table-cell office:value-type="float" office:value="400">
            <text:p>400</text:p>
          </table:table-cell>
          <table:table-cell office:value-type="float" office:value="2998">
            <text:p>2998</text:p>
          </table:table-cell>
          <table:table-cell office:value-type="float" office:value="2019">
            <text:p>2019</text:p>
          </table:table-cell>
          <table:table-cell office:value-type="string">
            <text:p>Dream Realty LLC</text:p>
          </table:table-cell>
          <table:table-cell table:number-columns-repeated="99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date" office:date-value="2021-01-23">
            <text:p>2021-01-23</text:p>
          </table:table-cell>
          <table:table-cell/>
          <table:table-cell table:style-name="ce4" office:value-type="float" office:value="36">
            <text:p>36</text:p>
          </table:table-cell>
          <table:table-cell office:value-type="string">
            <text:p>A</text:p>
          </table:table-cell>
          <table:table-cell office:value-type="float" office:value="149900">
            <text:p>149900</text:p>
          </table:table-cell>
          <table:table-cell office:value-type="float" office:value="225">
            <text:p>225</text:p>
          </table:table-cell>
          <table:table-cell table:number-columns-repeated="2"/>
          <table:table-cell office:value-type="string">
            <text:p>Badger Realty Team - Milw</text:p>
          </table:table-cell>
          <table:table-cell table:number-columns-repeated="99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date" office:date-value="2021-01-23">
            <text:p>2021-01-23</text:p>
          </table:table-cell>
          <table:table-cell/>
          <table:table-cell table:style-name="ce4" office:value-type="float" office:value="5">
            <text:p>5</text:p>
          </table:table-cell>
          <table:table-cell office:value-type="string">
            <text:p>AWO</text:p>
          </table:table-cell>
          <table:table-cell office:value-type="float" office:value="129900">
            <text:p>129900</text:p>
          </table:table-cell>
          <table:table-cell office:value-type="float" office:value="175">
            <text:p>175</text:p>
          </table:table-cell>
          <table:table-cell office:value-type="float" office:value="1865.4">
            <text:p>1865.4</text:p>
          </table:table-cell>
          <table:table-cell office:value-type="float" office:value="2019">
            <text:p>2019</text:p>
          </table:table-cell>
          <table:table-cell office:value-type="string">
            <text:p>RE/MAX United - Port Washington</text:p>
          </table:table-cell>
          <table:table-cell table:number-columns-repeated="99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date" office:date-value="2021-01-28">
            <text:p>2021-01-28</text:p>
          </table:table-cell>
          <table:table-cell/>
          <table:table-cell table:style-name="ce4" office:value-type="float" office:value="10">
            <text:p>10</text:p>
          </table:table-cell>
          <table:table-cell office:value-type="string">
            <text:p>A</text:p>
          </table:table-cell>
          <table:table-cell office:value-type="float" office:value="145000">
            <text:p>145000</text:p>
          </table:table-cell>
          <table:table-cell office:value-type="float" office:value="145">
            <text:p>145</text:p>
          </table:table-cell>
          <table:table-cell office:value-type="float" office:value="2452">
            <text:p>2452</text:p>
          </table:table-cell>
          <table:table-cell office:value-type="float" office:value="2020">
            <text:p>2020</text:p>
          </table:table-cell>
          <table:table-cell office:value-type="string">
            <text:p>HOMESTEAD REALTY, INC</text:p>
          </table:table-cell>
          <table:table-cell table:number-columns-repeated="993"/>
        </table:table-row>
        <table:table-row table:style-name="ro1" table:number-rows-repeated="1048526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location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management_type</text:p>
          </table:table-cell>
          <table:table-cell table:style-name="ce6" office:value-type="string">
            <text:p>condo_name</text:p>
          </table:table-cell>
          <table:table-cell table:style-name="ce1" office:value-type="string">
            <text:p>street_address</text:p>
          </table:table-cell>
          <table:table-cell table:style-name="ce7" office:value-type="string">
            <text:p>unit</text:p>
          </table:table-cell>
          <table:table-cell table:style-name="ce7" office:value-type="string">
            <text:p>municipality</text:p>
          </table:table-cell>
          <table:table-cell table:style-name="ce7" office:value-type="string">
            <text:p>zip_code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county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work_distance</text:p>
          </table:table-cell>
          <table:table-cell table:style-name="ce1"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ofessional offsite</text:p>
          </table:table-cell>
          <table:table-cell table:style-name="ce5" office:value-type="string">
            <text:p>Stonewood Homes</text:p>
          </table:table-cell>
          <table:table-cell office:value-type="string">
            <text:p>W163N11516 Windsor Ct</text:p>
          </table:table-cell>
          <table:table-cell/>
          <table:table-cell table:style-name="ce8" office:value-type="string">
            <text:p>village</text:p>
          </table:table-cell>
          <table:table-cell table:style-name="ce8" office:value-type="float" office:value="53022">
            <text:p>53022</text:p>
          </table:table-cell>
          <table:table-cell office:value-type="string">
            <text:p>Germantown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2270841172546">
            <text:p>43.2270841173</text:p>
          </table:table-cell>
          <table:table-cell office:value-type="float" office:value="-88.1118239999164">
            <text:p>-88.1118239999</text:p>
          </table:table-cell>
          <table:table-cell office:value-type="float" office:value="23.4">
            <text:p>23.4</text:p>
          </table:table-cell>
          <table:table-cell table:number-columns-repeated="10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fessional offsite</text:p>
          </table:table-cell>
          <table:table-cell office:value-type="string">
            <text:p>Claremont Village</text:p>
          </table:table-cell>
          <table:table-cell office:value-type="string">
            <text:p>382 S Tower St.</text:p>
          </table:table-cell>
          <table:table-cell office:value-type="string">
            <text:p>21</text:p>
          </table:table-cell>
          <table:table-cell office:value-type="string">
            <text:p>village</text:p>
          </table:table-cell>
          <table:table-cell office:value-type="float" office:value="53080">
            <text:p>53080</text:p>
          </table:table-cell>
          <table:table-cell office:value-type="string">
            <text:p>Saukville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3797480291525">
            <text:p>43.3797480292</text:p>
          </table:table-cell>
          <table:table-cell office:value-type="float" office:value="-87.9486558729263">
            <text:p>-87.9486558729</text:p>
          </table:table-cell>
          <table:table-cell office:value-type="float" office:value="27.4">
            <text:p>27.4</text:p>
          </table:table-cell>
          <table:table-cell table:number-columns-repeated="101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unit owners association</text:p>
          </table:table-cell>
          <table:table-cell office:value-type="string">
            <text:p>Woodhill</text:p>
          </table:table-cell>
          <table:table-cell office:value-type="string">
            <text:p>N80W12980 Fond Du Lac</text:p>
          </table:table-cell>
          <table:table-cell office:value-type="float" office:value="8">
            <text:p>8</text:p>
          </table:table-cell>
          <table:table-cell office:value-type="string">
            <text:p>village</text:p>
          </table:table-cell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721249442158">
            <text:p>43.1721249442</text:p>
          </table:table-cell>
          <table:table-cell office:value-type="float" office:value="-88.0839567017679">
            <text:p>-88.0839567018</text:p>
          </table:table-cell>
          <table:table-cell office:value-type="float" office:value="18.5">
            <text:p>18.5</text:p>
          </table:table-cell>
          <table:table-cell table:number-columns-repeated="101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unit owners association</text:p>
          </table:table-cell>
          <table:table-cell office:value-type="string">
            <text:p>Riverpark Meadows</text:p>
          </table:table-cell>
          <table:table-cell office:value-type="string">
            <text:p>W240N2520 E Parkway Meadow Cir</text:p>
          </table:table-cell>
          <table:table-cell office:value-type="float" office:value="1">
            <text:p>1</text:p>
          </table:table-cell>
          <table:table-cell office:value-type="string">
            <text:p>city</text:p>
          </table:table-cell>
          <table:table-cell office:value-type="float" office:value="53072">
            <text:p>53072</text:p>
          </table:table-cell>
          <table:table-cell office:value-type="string">
            <text:p>Pewauke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63562979101">
            <text:p>43.0635629791</text:p>
          </table:table-cell>
          <table:table-cell office:value-type="float" office:value="-88.2286322575923">
            <text:p>-88.2286322576</text:p>
          </table:table-cell>
          <table:table-cell office:value-type="float" office:value="18.8">
            <text:p>18.8</text:p>
          </table:table-cell>
          <table:table-cell table:number-columns-repeated="101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fessional offsite</text:p>
          </table:table-cell>
          <table:table-cell office:value-type="string">
            <text:p>Squires Grove</text:p>
          </table:table-cell>
          <table:table-cell office:value-type="string">
            <text:p>1136 Pilgrim Pkwy</text:p>
          </table:table-cell>
          <table:table-cell/>
          <table:table-cell office:value-type="string">
            <text:p>village</text:p>
          </table:table-cell>
          <table:table-cell office:value-type="float" office:value="53122">
            <text:p>53122</text:p>
          </table:table-cell>
          <table:table-cell office:value-type="string">
            <text:p>Elm Grov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434860049127">
            <text:p>43.0434860049</text:p>
          </table:table-cell>
          <table:table-cell office:value-type="float" office:value="-88.1050880864286">
            <text:p>-88.1050880864</text:p>
          </table:table-cell>
          <table:table-cell office:value-type="float" office:value="12.8">
            <text:p>12.8</text:p>
          </table:table-cell>
          <table:table-cell table:number-columns-repeated="101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rofessional offsite</text:p>
          </table:table-cell>
          <table:table-cell office:value-type="string">
            <text:p>Ashbury Woods</text:p>
          </table:table-cell>
          <table:table-cell office:value-type="string">
            <text:p>N110W17051 Ashbury Ln</text:p>
          </table:table-cell>
          <table:table-cell office:value-type="float" office:value="1">
            <text:p>1</text:p>
          </table:table-cell>
          <table:table-cell office:value-type="string">
            <text:p>village</text:p>
          </table:table-cell>
          <table:table-cell office:value-type="float" office:value="53022">
            <text:p>53022</text:p>
          </table:table-cell>
          <table:table-cell office:value-type="string">
            <text:p>Germantown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2173990667298">
            <text:p>43.2173990667</text:p>
          </table:table-cell>
          <table:table-cell office:value-type="float" office:value="-88.1210787152595">
            <text:p>-88.1210787153</text:p>
          </table:table-cell>
          <table:table-cell office:value-type="float" office:value="23.3">
            <text:p>23.3</text:p>
          </table:table-cell>
          <table:table-cell table:number-columns-repeated="101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nit owners association</text:p>
          </table:table-cell>
          <table:table-cell/>
          <table:table-cell office:value-type="string">
            <text:p>1681 Highland Dr</text:p>
          </table:table-cell>
          <table:table-cell/>
          <table:table-cell office:value-type="string">
            <text:p>village</text:p>
          </table:table-cell>
          <table:table-cell office:value-type="float" office:value="53024">
            <text:p>53024</text:p>
          </table:table-cell>
          <table:table-cell office:value-type="string">
            <text:p>Graft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3145798049715">
            <text:p>43.314579805</text:p>
          </table:table-cell>
          <table:table-cell office:value-type="float" office:value="-87.9603012594353">
            <text:p>-87.9603012594</text:p>
          </table:table-cell>
          <table:table-cell office:value-type="float" office:value="24.1">
            <text:p>24.1</text:p>
          </table:table-cell>
          <table:table-cell table:number-columns-repeated="10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rofessional offsite</text:p>
          </table:table-cell>
          <table:table-cell office:value-type="string">
            <text:p>Heritage Estates</text:p>
          </table:table-cell>
          <table:table-cell office:value-type="string">
            <text:p>937 W Heritage Ct</text:p>
          </table:table-cell>
          <table:table-cell office:value-type="float" office:value="104">
            <text:p>104</text:p>
          </table:table-cell>
          <table:table-cell office:value-type="string">
            <text:p>city</text:p>
          </table:table-cell>
          <table:table-cell office:value-type="float" office:value="53092">
            <text:p>53092</text:p>
          </table:table-cell>
          <table:table-cell office:value-type="string">
            <text:p>Mequ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1942192748756">
            <text:p>43.1942192749</text:p>
          </table:table-cell>
          <table:table-cell office:value-type="float" office:value="-87.920188328753">
            <text:p>-87.9201883288</text:p>
          </table:table-cell>
          <table:table-cell office:value-type="float" office:value="13.2">
            <text:p>13.2</text:p>
          </table:table-cell>
          <table:table-cell table:number-columns-repeated="101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rofessional offsite</text:p>
          </table:table-cell>
          <table:table-cell office:value-type="string">
            <text:p>Lake Park East Extension</text:p>
          </table:table-cell>
          <table:table-cell office:value-type="string">
            <text:p>W163N11473 Windsor Ct</text:p>
          </table:table-cell>
          <table:table-cell/>
          <table:table-cell office:value-type="string">
            <text:p>village</text:p>
          </table:table-cell>
          <table:table-cell office:value-type="float" office:value="53022">
            <text:p>53022</text:p>
          </table:table-cell>
          <table:table-cell office:value-type="string">
            <text:p>Germantown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2264880674419">
            <text:p>43.2264880674</text:p>
          </table:table-cell>
          <table:table-cell office:value-type="float" office:value="-88.112246935706">
            <text:p>-88.1122469357</text:p>
          </table:table-cell>
          <table:table-cell office:value-type="float" office:value="23.3">
            <text:p>23.3</text:p>
          </table:table-cell>
          <table:table-cell table:number-columns-repeated="101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rofessional offsite</text:p>
          </table:table-cell>
          <table:table-cell office:value-type="string">
            <text:p>McKinley Commons</text:p>
          </table:table-cell>
          <table:table-cell office:value-type="string">
            <text:p>W53N107 McKinley Ct</text:p>
          </table:table-cell>
          <table:table-cell/>
          <table:table-cell office:value-type="string">
            <text:p>city</text:p>
          </table:table-cell>
          <table:table-cell office:value-type="float" office:value="53012">
            <text:p>53012</text:p>
          </table:table-cell>
          <table:table-cell office:value-type="string">
            <text:p>Cedarburg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2807010559177">
            <text:p>43.2807010559</text:p>
          </table:table-cell>
          <table:table-cell office:value-type="float" office:value="-87.9775612440934">
            <text:p>-87.9775612441</text:p>
          </table:table-cell>
          <table:table-cell office:value-type="float" office:value="21.8">
            <text:p>21.8</text:p>
          </table:table-cell>
          <table:table-cell table:number-columns-repeated="1010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rofessional offsite</text:p>
          </table:table-cell>
          <table:table-cell office:value-type="string">
            <text:p>The Villas of Lakeridge</text:p>
          </table:table-cell>
          <table:table-cell office:value-type="string">
            <text:p>885 Cumberland Ln</text:p>
          </table:table-cell>
          <table:table-cell/>
          <table:table-cell office:value-type="string">
            <text:p>city</text:p>
          </table:table-cell>
          <table:table-cell office:value-type="float" office:value="53074">
            <text:p>53074</text:p>
          </table:table-cell>
          <table:table-cell office:value-type="string">
            <text:p>Port Washingt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3965221175799">
            <text:p>43.3965221176</text:p>
          </table:table-cell>
          <table:table-cell office:value-type="float" office:value="-87.8887388017616">
            <text:p>-87.8887388018</text:p>
          </table:table-cell>
          <table:table-cell office:value-type="float" office:value="27.8">
            <text:p>27.8</text:p>
          </table:table-cell>
          <table:table-cell table:number-columns-repeated="1010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rofessional offsite</text:p>
          </table:table-cell>
          <table:table-cell office:value-type="string">
            <text:p>River Bluff</text:p>
          </table:table-cell>
          <table:table-cell office:value-type="string">
            <text:p>N85W15700 Ridge Rd</text:p>
          </table:table-cell>
          <table:table-cell office:value-type="float" office:value="304">
            <text:p>304</text:p>
          </table:table-cell>
          <table:table-cell office:value-type="string">
            <text:p>village</text:p>
          </table:table-cell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715320919796">
            <text:p>43.171532092</text:p>
          </table:table-cell>
          <table:table-cell office:value-type="float" office:value="-88.1051154192781">
            <text:p>-88.1051154193</text:p>
          </table:table-cell>
          <table:table-cell office:value-type="float" office:value="20.4">
            <text:p>20.4</text:p>
          </table:table-cell>
          <table:table-cell table:number-columns-repeated="1010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rofessional offsite</text:p>
          </table:table-cell>
          <table:table-cell office:value-type="string">
            <text:p>Sunset Meadows</text:p>
          </table:table-cell>
          <table:table-cell office:value-type="string">
            <text:p>831 Quinlan Dr</text:p>
          </table:table-cell>
          <table:table-cell office:value-type="string">
            <text:p>H</text:p>
          </table:table-cell>
          <table:table-cell office:value-type="string">
            <text:p>village</text:p>
          </table:table-cell>
          <table:table-cell office:value-type="float" office:value="53072">
            <text:p>53072</text:p>
          </table:table-cell>
          <table:table-cell office:value-type="string">
            <text:p>Pewauke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917045717818">
            <text:p>43.0917045718</text:p>
          </table:table-cell>
          <table:table-cell office:value-type="float" office:value="-88.2795612729344">
            <text:p>-88.2795612729</text:p>
          </table:table-cell>
          <table:table-cell office:value-type="float" office:value="23.3">
            <text:p>23.3</text:p>
          </table:table-cell>
          <table:table-cell table:number-columns-repeated="1010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rofessional offsite</text:p>
          </table:table-cell>
          <table:table-cell office:value-type="string">
            <text:p>New Port Vista</text:p>
          </table:table-cell>
          <table:table-cell office:value-type="string">
            <text:p>1767 New Port Vista Dr</text:p>
          </table:table-cell>
          <table:table-cell/>
          <table:table-cell office:value-type="string">
            <text:p>city</text:p>
          </table:table-cell>
          <table:table-cell office:value-type="float" office:value="53024">
            <text:p>53024</text:p>
          </table:table-cell>
          <table:table-cell office:value-type="string">
            <text:p>Graft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3657331737603">
            <text:p>43.3657331738</text:p>
          </table:table-cell>
          <table:table-cell office:value-type="float" office:value="-87.905456957584">
            <text:p>-87.9054569576</text:p>
          </table:table-cell>
          <table:table-cell office:value-type="float" office:value="25.8">
            <text:p>25.8</text:p>
          </table:table-cell>
          <table:table-cell table:number-columns-repeated="101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rofessional offsite</text:p>
          </table:table-cell>
          <table:table-cell office:value-type="string">
            <text:p>Douglas Plaza</text:p>
          </table:table-cell>
          <table:table-cell office:value-type="string">
            <text:p>12290 W Bluemound Rd</text:p>
          </table:table-cell>
          <table:table-cell office:value-type="float" office:value="205">
            <text:p>205</text:p>
          </table:table-cell>
          <table:table-cell office:value-type="string">
            <text:p>village</text:p>
          </table:table-cell>
          <table:table-cell office:value-type="float" office:value="53122">
            <text:p>53122</text:p>
          </table:table-cell>
          <table:table-cell office:value-type="string">
            <text:p>Elm Grov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369262205871">
            <text:p>43.0369262206</text:p>
          </table:table-cell>
          <table:table-cell office:value-type="float" office:value="-88.065265781117">
            <text:p>-88.0652657811</text:p>
          </table:table-cell>
          <table:table-cell office:value-type="float" office:value="9.7">
            <text:p>9.7</text:p>
          </table:table-cell>
          <table:table-cell table:number-columns-repeated="101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rofessional offsite</text:p>
          </table:table-cell>
          <table:table-cell office:value-type="string">
            <text:p>River Bluff</text:p>
          </table:table-cell>
          <table:table-cell office:value-type="string">
            <text:p>N85W15700 Ridge Rd</text:p>
          </table:table-cell>
          <table:table-cell office:value-type="float" office:value="106">
            <text:p>106</text:p>
          </table:table-cell>
          <table:table-cell office:value-type="string">
            <text:p>village</text:p>
          </table:table-cell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716181457092">
            <text:p>43.1716181457</text:p>
          </table:table-cell>
          <table:table-cell office:value-type="float" office:value="-88.1050856864251">
            <text:p>-88.1050856864</text:p>
          </table:table-cell>
          <table:table-cell office:value-type="float" office:value="20.4">
            <text:p>20.4</text:p>
          </table:table-cell>
          <table:table-cell table:number-columns-repeated="1010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rofessional offsite</text:p>
          </table:table-cell>
          <table:table-cell office:value-type="string">
            <text:p>Chateau Parc</text:p>
          </table:table-cell>
          <table:table-cell office:value-type="string">
            <text:p>2101 Chateau Ct</text:p>
          </table:table-cell>
          <table:table-cell office:value-type="string">
            <text:p>101F</text:p>
          </table:table-cell>
          <table:table-cell office:value-type="string">
            <text:p>village</text:p>
          </table:table-cell>
          <table:table-cell office:value-type="float" office:value="53024">
            <text:p>53024</text:p>
          </table:table-cell>
          <table:table-cell office:value-type="string">
            <text:p>Graft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3042059476977">
            <text:p>43.3042059477</text:p>
          </table:table-cell>
          <table:table-cell office:value-type="float" office:value="-87.9669634563629">
            <text:p>-87.9669634564</text:p>
          </table:table-cell>
          <table:table-cell office:value-type="float" office:value="22.8">
            <text:p>22.8</text:p>
          </table:table-cell>
          <table:table-cell table:number-columns-repeated="1010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rofessional offsite</text:p>
          </table:table-cell>
          <table:table-cell office:value-type="string">
            <text:p>North Point Townhouses</text:p>
          </table:table-cell>
          <table:table-cell office:value-type="string">
            <text:p>N76W14517 North Point Ct</text:p>
          </table:table-cell>
          <table:table-cell/>
          <table:table-cell office:value-type="string">
            <text:p>village</text:p>
          </table:table-cell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56647316381">
            <text:p>43.1566473164</text:p>
          </table:table-cell>
          <table:table-cell office:value-type="float" office:value="-88.0905760459468">
            <text:p>-88.0905760459</text:p>
          </table:table-cell>
          <table:table-cell office:value-type="float" office:value="17.6">
            <text:p>17.6</text:p>
          </table:table-cell>
          <table:table-cell table:number-columns-repeated="101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rofessional offsite</text:p>
          </table:table-cell>
          <table:table-cell office:value-type="string">
            <text:p>River Bluff</text:p>
          </table:table-cell>
          <table:table-cell office:value-type="string">
            <text:p>N84W15750 Ridge Rd</text:p>
          </table:table-cell>
          <table:table-cell office:value-type="string">
            <text:p>203</text:p>
          </table:table-cell>
          <table:table-cell office:value-type="string">
            <text:p>village</text:p>
          </table:table-cell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719457939515">
            <text:p>43.171945794</text:p>
          </table:table-cell>
          <table:table-cell office:value-type="float" office:value="-88.1051799017678">
            <text:p>-88.1051799018</text:p>
          </table:table-cell>
          <table:table-cell office:value-type="float" office:value="20.5">
            <text:p>20.5</text:p>
          </table:table-cell>
          <table:table-cell table:number-columns-repeated="1010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rofessional offsite</text:p>
          </table:table-cell>
          <table:table-cell office:value-type="string">
            <text:p>McKinley Commons</text:p>
          </table:table-cell>
          <table:table-cell office:value-type="string">
            <text:p>W53N107 McKinley Ct</text:p>
          </table:table-cell>
          <table:table-cell/>
          <table:table-cell office:value-type="string">
            <text:p>city</text:p>
          </table:table-cell>
          <table:table-cell office:value-type="float" office:value="53012">
            <text:p>53012</text:p>
          </table:table-cell>
          <table:table-cell office:value-type="string">
            <text:p>Cedarburg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2807010559177">
            <text:p>43.2807010559</text:p>
          </table:table-cell>
          <table:table-cell office:value-type="float" office:value="-87.9775612440934">
            <text:p>-87.9775612441</text:p>
          </table:table-cell>
          <table:table-cell office:value-type="float" office:value="21.8">
            <text:p>21.8</text:p>
          </table:table-cell>
          <table:table-cell table:number-columns-repeated="1010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rofessional offsite</text:p>
          </table:table-cell>
          <table:table-cell office:value-type="string">
            <text:p>Squires Grove</text:p>
          </table:table-cell>
          <table:table-cell office:value-type="string">
            <text:p>1158 Pilgrim Pkwy</text:p>
          </table:table-cell>
          <table:table-cell/>
          <table:table-cell office:value-type="string">
            <text:p>village</text:p>
          </table:table-cell>
          <table:table-cell office:value-type="float" office:value="53122">
            <text:p>53122</text:p>
          </table:table-cell>
          <table:table-cell office:value-type="string">
            <text:p>Elm Grov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434860049127">
            <text:p>43.0434860049</text:p>
          </table:table-cell>
          <table:table-cell office:value-type="float" office:value="-88.1051417306071">
            <text:p>-88.1051417306</text:p>
          </table:table-cell>
          <table:table-cell office:value-type="float" office:value="12.8">
            <text:p>12.8</text:p>
          </table:table-cell>
          <table:table-cell table:number-columns-repeated="101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ofessional offsite</text:p>
          </table:table-cell>
          <table:table-cell office:value-type="string">
            <text:p>Riverwood Park</text:p>
          </table:table-cell>
          <table:table-cell office:value-type="string">
            <text:p>176 Westfield Way</text:p>
          </table:table-cell>
          <table:table-cell office:value-type="string">
            <text:p>B</text:p>
          </table:table-cell>
          <table:table-cell office:value-type="string">
            <text:p>village</text:p>
          </table:table-cell>
          <table:table-cell office:value-type="float" office:value="53072">
            <text:p>53072</text:p>
          </table:table-cell>
          <table:table-cell office:value-type="string">
            <text:p>Pewauke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854589777774">
            <text:p>43.0854589778</text:p>
          </table:table-cell>
          <table:table-cell office:value-type="float" office:value="-88.2467185017703">
            <text:p>-88.2467185018</text:p>
          </table:table-cell>
          <table:table-cell office:value-type="float" office:value="21.6">
            <text:p>21.6</text:p>
          </table:table-cell>
          <table:table-cell table:number-columns-repeated="101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ional offsite</text:p>
          </table:table-cell>
          <table:table-cell office:value-type="string">
            <text:p>Canterbury Ct.</text:p>
          </table:table-cell>
          <table:table-cell office:value-type="string">
            <text:p>N91W7053 Evergreen Ct</text:p>
          </table:table-cell>
          <table:table-cell/>
          <table:table-cell office:value-type="string">
            <text:p>city</text:p>
          </table:table-cell>
          <table:table-cell office:value-type="float" office:value="53012">
            <text:p>53012</text:p>
          </table:table-cell>
          <table:table-cell office:value-type="string">
            <text:p>Cedarburg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3090104912184">
            <text:p>43.3090104912</text:p>
          </table:table-cell>
          <table:table-cell office:value-type="float" office:value="-87.9978179882712">
            <text:p>-87.9978179883</text:p>
          </table:table-cell>
          <table:table-cell office:value-type="float" office:value="24">
            <text:p>24</text:p>
          </table:table-cell>
          <table:table-cell table:number-columns-repeated="1010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ional offsite</text:p>
          </table:table-cell>
          <table:table-cell office:value-type="string">
            <text:p>Emerald Pointe</text:p>
          </table:table-cell>
          <table:table-cell office:value-type="string">
            <text:p>18665 Emerald Cir</text:p>
          </table:table-cell>
          <table:table-cell office:value-type="string">
            <text:p>C</text:p>
          </table:table-cell>
          <table:table-cell office:value-type="string">
            <text:p>city</text:p>
          </table:table-cell>
          <table:table-cell office:value-type="float" office:value="53045">
            <text:p>53045</text:p>
          </table:table-cell>
          <table:table-cell office:value-type="string">
            <text:p>Brookfield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272639980603">
            <text:p>43.0272639981</text:p>
          </table:table-cell>
          <table:table-cell office:value-type="float" office:value="-88.144062407865">
            <text:p>-88.1440624079</text:p>
          </table:table-cell>
          <table:table-cell office:value-type="float" office:value="14.5">
            <text:p>14.5</text:p>
          </table:table-cell>
          <table:table-cell table:number-columns-repeated="101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unit owners association</text:p>
          </table:table-cell>
          <table:table-cell office:value-type="string">
            <text:p>Audobon Trails</text:p>
          </table:table-cell>
          <table:table-cell office:value-type="string">
            <text:p>1978 Parknoll Ln</text:p>
          </table:table-cell>
          <table:table-cell/>
          <table:table-cell office:value-type="string">
            <text:p>city</text:p>
          </table:table-cell>
          <table:table-cell office:value-type="float" office:value="53074">
            <text:p>53074</text:p>
          </table:table-cell>
          <table:table-cell office:value-type="string">
            <text:p>Port Washingt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4117744798237">
            <text:p>43.4117744798</text:p>
          </table:table-cell>
          <table:table-cell office:value-type="float" office:value="-87.8673742305969">
            <text:p>-87.8673742306</text:p>
          </table:table-cell>
          <table:table-cell office:value-type="float" office:value="30.8">
            <text:p>30.8</text:p>
          </table:table-cell>
          <table:table-cell table:number-columns-repeated="1010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ional offsite</text:p>
          </table:table-cell>
          <table:table-cell office:value-type="string">
            <text:p>Westfield Conservancy</text:p>
          </table:table-cell>
          <table:table-cell office:value-type="string">
            <text:p>515 Westfield Way</text:p>
          </table:table-cell>
          <table:table-cell office:value-type="string">
            <text:p>C</text:p>
          </table:table-cell>
          <table:table-cell office:value-type="string">
            <text:p>village</text:p>
          </table:table-cell>
          <table:table-cell office:value-type="float" office:value="53072">
            <text:p>53072</text:p>
          </table:table-cell>
          <table:table-cell office:value-type="string">
            <text:p>Pewauke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896498573411">
            <text:p>43.0896498573</text:p>
          </table:table-cell>
          <table:table-cell office:value-type="float" office:value="-88.2364404594416">
            <text:p>-88.2364404594</text:p>
          </table:table-cell>
          <table:table-cell office:value-type="float" office:value="22.3">
            <text:p>22.3</text:p>
          </table:table-cell>
          <table:table-cell table:number-columns-repeated="1010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ional offsite</text:p>
          </table:table-cell>
          <table:table-cell office:value-type="string">
            <text:p>Carriage Hills</text:p>
          </table:table-cell>
          <table:table-cell office:value-type="string">
            <text:p>13390 W Bluemound Rd</text:p>
          </table:table-cell>
          <table:table-cell office:value-type="string">
            <text:p>4</text:p>
          </table:table-cell>
          <table:table-cell office:value-type="string">
            <text:p>village</text:p>
          </table:table-cell>
          <table:table-cell office:value-type="float" office:value="53122">
            <text:p>53122</text:p>
          </table:table-cell>
          <table:table-cell office:value-type="string">
            <text:p>Elm Grov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372021320912">
            <text:p>43.0372021321</text:p>
          </table:table-cell>
          <table:table-cell office:value-type="float" office:value="-88.0794924594431">
            <text:p>-88.0794924594</text:p>
          </table:table-cell>
          <table:table-cell office:value-type="float" office:value="11.2">
            <text:p>11.2</text:p>
          </table:table-cell>
          <table:table-cell table:number-columns-repeated="1010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ional offsite</text:p>
          </table:table-cell>
          <table:table-cell office:value-type="string">
            <text:p>Village Place</text:p>
          </table:table-cell>
          <table:table-cell office:value-type="string">
            <text:p>116 E Freistadt Rd</text:p>
          </table:table-cell>
          <table:table-cell office:value-type="string">
            <text:p>A</text:p>
          </table:table-cell>
          <table:table-cell office:value-type="string">
            <text:p>village</text:p>
          </table:table-cell>
          <table:table-cell office:value-type="float" office:value="53092">
            <text:p>53092</text:p>
          </table:table-cell>
          <table:table-cell office:value-type="string">
            <text:p>Mequ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23631960589">
            <text:p>43.2363196059</text:p>
          </table:table-cell>
          <table:table-cell office:value-type="float" office:value="-87.9826384882732">
            <text:p>-87.9826384883</text:p>
          </table:table-cell>
          <table:table-cell office:value-type="float" office:value="19">
            <text:p>19</text:p>
          </table:table-cell>
          <table:table-cell table:number-columns-repeated="1010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ional offsite</text:p>
          </table:table-cell>
          <table:table-cell office:value-type="string">
            <text:p>Park Hills Condominiums</text:p>
          </table:table-cell>
          <table:table-cell office:value-type="string">
            <text:p>380 Park Hill Dr</text:p>
          </table:table-cell>
          <table:table-cell office:value-type="string">
            <text:p>E</text:p>
          </table:table-cell>
          <table:table-cell office:value-type="string">
            <text:p>village</text:p>
          </table:table-cell>
          <table:table-cell office:value-type="float" office:value="53072">
            <text:p>53072</text:p>
          </table:table-cell>
          <table:table-cell office:value-type="string">
            <text:p>Pewauke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885444197574">
            <text:p>43.0885444198</text:p>
          </table:table-cell>
          <table:table-cell office:value-type="float" office:value="-88.2619711999202">
            <text:p>-88.2619711999</text:p>
          </table:table-cell>
          <table:table-cell office:value-type="float" office:value="22.1">
            <text:p>22.1</text:p>
          </table:table-cell>
          <table:table-cell table:number-columns-repeated="1010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ional offsite</text:p>
          </table:table-cell>
          <table:table-cell office:value-type="string">
            <text:p>North Hills Terrace</text:p>
          </table:table-cell>
          <table:table-cell office:value-type="string">
            <text:p>N74W13737 Appleton Ave</text:p>
          </table:table-cell>
          <table:table-cell office:value-type="string">
            <text:p>310</text:p>
          </table:table-cell>
          <table:table-cell office:value-type="string">
            <text:p>village</text:p>
          </table:table-cell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527146472719">
            <text:p>43.1527146473</text:p>
          </table:table-cell>
          <table:table-cell office:value-type="float" office:value="-88.0812200036184">
            <text:p>-88.0812200036</text:p>
          </table:table-cell>
          <table:table-cell office:value-type="float" office:value="17.1">
            <text:p>17.1</text:p>
          </table:table-cell>
          <table:table-cell table:number-columns-repeated="1010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ional offsite</text:p>
          </table:table-cell>
          <table:table-cell office:value-type="string">
            <text:p>Squires Grove</text:p>
          </table:table-cell>
          <table:table-cell office:value-type="string">
            <text:p>1082 Pilgrim Pkwy</text:p>
          </table:table-cell>
          <table:table-cell/>
          <table:table-cell office:value-type="string">
            <text:p>village</text:p>
          </table:table-cell>
          <table:table-cell office:value-type="float" office:value="53122">
            <text:p>53122</text:p>
          </table:table-cell>
          <table:table-cell office:value-type="string">
            <text:p>Elm Grov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434703228744">
            <text:p>43.0434703229</text:p>
          </table:table-cell>
          <table:table-cell office:value-type="float" office:value="-88.1051417306071">
            <text:p>-88.1051417306</text:p>
          </table:table-cell>
          <table:table-cell office:value-type="float" office:value="12.8">
            <text:p>12.8</text:p>
          </table:table-cell>
          <table:table-cell table:number-columns-repeated="1010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ional offsite</text:p>
          </table:table-cell>
          <table:table-cell office:value-type="string">
            <text:p>Elm Grove Terrace</text:p>
          </table:table-cell>
          <table:table-cell office:value-type="string">
            <text:p>13335 Watertown Plank Rd</text:p>
          </table:table-cell>
          <table:table-cell office:value-type="string">
            <text:p>108</text:p>
          </table:table-cell>
          <table:table-cell office:value-type="string">
            <text:p>village</text:p>
          </table:table-cell>
          <table:table-cell office:value-type="float" office:value="53122">
            <text:p>53122</text:p>
          </table:table-cell>
          <table:table-cell office:value-type="string">
            <text:p>Elm Grove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434430460992">
            <text:p>43.0434430461</text:p>
          </table:table-cell>
          <table:table-cell office:value-type="float" office:value="-88.0777642441">
            <text:p>-88.0777642441</text:p>
          </table:table-cell>
          <table:table-cell office:value-type="float" office:value="10.7">
            <text:p>10.7</text:p>
          </table:table-cell>
          <table:table-cell table:number-columns-repeated="101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ional offsite</text:p>
          </table:table-cell>
          <table:table-cell office:value-type="string">
            <text:p>Ashbury Woods</text:p>
          </table:table-cell>
          <table:table-cell office:value-type="string">
            <text:p>N110W16973 Ashbury Cir</text:p>
          </table:table-cell>
          <table:table-cell office:value-type="string">
            <text:p>2</text:p>
          </table:table-cell>
          <table:table-cell office:value-type="string">
            <text:p>village</text:p>
          </table:table-cell>
          <table:table-cell office:value-type="float" office:value="53022">
            <text:p>53022</text:p>
          </table:table-cell>
          <table:table-cell office:value-type="string">
            <text:p>Germantown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2187003255212">
            <text:p>43.2187003255</text:p>
          </table:table-cell>
          <table:table-cell office:value-type="float" office:value="-88.1198127017666">
            <text:p>-88.1198127018</text:p>
          </table:table-cell>
          <table:table-cell office:value-type="float" office:value="23.4">
            <text:p>23.4</text:p>
          </table:table-cell>
          <table:table-cell table:number-columns-repeated="1010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unit owners association</text:p>
          </table:table-cell>
          <table:table-cell office:value-type="string">
            <text:p>Dundee Terraces</text:p>
          </table:table-cell>
          <table:table-cell office:value-type="string">
            <text:p>609 Dundee Ln</text:p>
          </table:table-cell>
          <table:table-cell office:value-type="string">
            <text:p>B</text:p>
          </table:table-cell>
          <table:table-cell office:value-type="string">
            <text:p>village</text:p>
          </table:table-cell>
          <table:table-cell office:value-type="float" office:value="53029">
            <text:p>53029</text:p>
          </table:table-cell>
          <table:table-cell office:value-type="string">
            <text:p>Hartford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891586941158">
            <text:p>43.0891586941</text:p>
          </table:table-cell>
          <table:table-cell office:value-type="float" office:value="-88.3387228999202">
            <text:p>-88.3387228999</text:p>
          </table:table-cell>
          <table:table-cell office:value-type="float" office:value="28">
            <text:p>28</text:p>
          </table:table-cell>
          <table:table-cell table:number-columns-repeated="101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unit owners association</text:p>
          </table:table-cell>
          <table:table-cell office:value-type="string">
            <text:p>Lake Park Homes</text:p>
          </table:table-cell>
          <table:table-cell office:value-type="string">
            <text:p>N115W16524 Abbey Ct</text:p>
          </table:table-cell>
          <table:table-cell office:value-type="string">
            <text:p>5</text:p>
          </table:table-cell>
          <table:table-cell office:value-type="string">
            <text:p>village</text:p>
          </table:table-cell>
          <table:table-cell office:value-type="float" office:value="53022">
            <text:p>53022</text:p>
          </table:table-cell>
          <table:table-cell office:value-type="string">
            <text:p>Germantown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2276966810513">
            <text:p>43.2276966811</text:p>
          </table:table-cell>
          <table:table-cell office:value-type="float" office:value="-88.1145549980531">
            <text:p>-88.1145549981</text:p>
          </table:table-cell>
          <table:table-cell office:value-type="float" office:value="24.4">
            <text:p>24.4</text:p>
          </table:table-cell>
          <table:table-cell table:number-columns-repeated="1010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unit owners association</text:p>
          </table:table-cell>
          <table:table-cell office:value-type="string">
            <text:p>Northpoint</text:p>
          </table:table-cell>
          <table:table-cell office:value-type="string">
            <text:p>N76W14662 Northpoint Dr</text:p>
          </table:table-cell>
          <table:table-cell/>
          <table:table-cell office:value-type="string">
            <text:p>village</text:p>
          </table:table-cell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56881068732">
            <text:p>43.1568810687</text:p>
          </table:table-cell>
          <table:table-cell office:value-type="float" office:value="-88.0915535409402">
            <text:p>-88.0915535409</text:p>
          </table:table-cell>
          <table:table-cell office:value-type="float" office:value="17.7">
            <text:p>17.7</text:p>
          </table:table-cell>
          <table:table-cell table:number-columns-repeated="1010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unit owners association</text:p>
          </table:table-cell>
          <table:table-cell office:value-type="string">
            <text:p>Sylvan Condo Homes</text:p>
          </table:table-cell>
          <table:table-cell office:value-type="string">
            <text:p>N113W16241 Sylvan Cir</text:p>
          </table:table-cell>
          <table:table-cell office:value-type="string">
            <text:p>109</text:p>
          </table:table-cell>
          <table:table-cell office:value-type="string">
            <text:p>village</text:p>
          </table:table-cell>
          <table:table-cell office:value-type="float" office:value="53022">
            <text:p>53022</text:p>
          </table:table-cell>
          <table:table-cell office:value-type="string">
            <text:p>Germantown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2230278941467">
            <text:p>43.2230278941</text:p>
          </table:table-cell>
          <table:table-cell office:value-type="float" office:value="-88.1111290594379">
            <text:p>-88.1111290594</text:p>
          </table:table-cell>
          <table:table-cell office:value-type="float" office:value="23">
            <text:p>23</text:p>
          </table:table-cell>
          <table:table-cell table:number-columns-repeated="1010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ional offsite</text:p>
          </table:table-cell>
          <table:table-cell office:value-type="string">
            <text:p>Baldwin Court</text:p>
          </table:table-cell>
          <table:table-cell office:value-type="string">
            <text:p>1128 W Baldwin Ct</text:p>
          </table:table-cell>
          <table:table-cell/>
          <table:table-cell office:value-type="string">
            <text:p>city</text:p>
          </table:table-cell>
          <table:table-cell office:value-type="float" office:value="53092">
            <text:p>53092</text:p>
          </table:table-cell>
          <table:table-cell office:value-type="string">
            <text:p>Mequon</text:p>
          </table:table-cell>
          <table:table-cell office:value-type="string">
            <text:p>Ozaukee</text:p>
          </table:table-cell>
          <table:table-cell office:value-type="string">
            <text:p>Wisconsin</text:p>
          </table:table-cell>
          <table:table-cell office:value-type="float" office:value="43.2136847794669">
            <text:p>43.2136847795</text:p>
          </table:table-cell>
          <table:table-cell office:value-type="float" office:value="-87.9221466036167">
            <text:p>-87.9221466036</text:p>
          </table:table-cell>
          <table:table-cell office:value-type="float" office:value="14.4">
            <text:p>14.4</text:p>
          </table:table-cell>
          <table:table-cell table:number-columns-repeated="1010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unit owners association</text:p>
          </table:table-cell>
          <table:table-cell/>
          <table:table-cell office:value-type="string">
            <text:p>N80W12980 Fond Du Lac Ave</text:p>
          </table:table-cell>
          <table:table-cell office:value-type="string">
            <text:p>8</text:p>
          </table:table-cell>
          <table:table-cell/>
          <table:table-cell office:value-type="float" office:value="53051">
            <text:p>53051</text:p>
          </table:table-cell>
          <table:table-cell office:value-type="string">
            <text:p>Menomonee Falls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1639169608948">
            <text:p>43.1639169609</text:p>
          </table:table-cell>
          <table:table-cell office:value-type="float" office:value="-88.0708675729324">
            <text:p>-88.0708675729</text:p>
          </table:table-cell>
          <table:table-cell office:value-type="float" office:value="17.6">
            <text:p>17.6</text:p>
          </table:table-cell>
          <table:table-cell table:number-columns-repeated="1010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ional offsite</text:p>
          </table:table-cell>
          <table:table-cell office:value-type="string">
            <text:p>Riversbend</text:p>
          </table:table-cell>
          <table:table-cell office:value-type="string">
            <text:p>W178N9708 Riversbend Cir</text:p>
          </table:table-cell>
          <table:table-cell office:value-type="string">
            <text:p>W</text:p>
          </table:table-cell>
          <table:table-cell office:value-type="string">
            <text:p>village</text:p>
          </table:table-cell>
          <table:table-cell office:value-type="float" office:value="53022">
            <text:p>53022</text:p>
          </table:table-cell>
          <table:table-cell office:value-type="string">
            <text:p>Germantown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1940376966796">
            <text:p>43.1940376967</text:p>
          </table:table-cell>
          <table:table-cell office:value-type="float" office:value="-88.1299294213532">
            <text:p>-88.1299294214</text:p>
          </table:table-cell>
          <table:table-cell office:value-type="float" office:value="21.2">
            <text:p>21.2</text:p>
          </table:table-cell>
          <table:table-cell table:number-columns-repeated="1010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other</text:p>
          </table:table-cell>
          <table:table-cell office:value-type="string">
            <text:p>Colonial Heights</text:p>
          </table:table-cell>
          <table:table-cell office:value-type="string">
            <text:p>18665 Kamala Ct</text:p>
          </table:table-cell>
          <table:table-cell/>
          <table:table-cell office:value-type="string">
            <text:p>city</text:p>
          </table:table-cell>
          <table:table-cell office:value-type="float" office:value="53045">
            <text:p>53045</text:p>
          </table:table-cell>
          <table:table-cell office:value-type="string">
            <text:p>Brookfield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928448304152">
            <text:p>43.0928448304</text:p>
          </table:table-cell>
          <table:table-cell office:value-type="float" office:value="-88.1453729171129">
            <text:p>-88.1453729171</text:p>
          </table:table-cell>
          <table:table-cell office:value-type="float" office:value="16.5">
            <text:p>16.5</text:p>
          </table:table-cell>
          <table:table-cell table:number-columns-repeated="1010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unit owners association</text:p>
          </table:table-cell>
          <table:table-cell/>
          <table:table-cell office:value-type="string">
            <text:p>470 Pine Cove Ct</text:p>
          </table:table-cell>
          <table:table-cell office:value-type="string">
            <text:p>402</text:p>
          </table:table-cell>
          <table:table-cell/>
          <table:table-cell office:value-type="float" office:value="53086">
            <text:p>53086</text:p>
          </table:table-cell>
          <table:table-cell office:value-type="string">
            <text:p>Slinger</text:p>
          </table:table-cell>
          <table:table-cell office:value-type="string">
            <text:p>Washington</text:p>
          </table:table-cell>
          <table:table-cell office:value-type="string">
            <text:p>Wisconsin</text:p>
          </table:table-cell>
          <table:table-cell office:value-type="float" office:value="43.3284267693918">
            <text:p>43.3284267694</text:p>
          </table:table-cell>
          <table:table-cell office:value-type="float" office:value="-88.2506941171063">
            <text:p>-88.2506941171</text:p>
          </table:table-cell>
          <table:table-cell office:value-type="float" office:value="33.6">
            <text:p>33.6</text:p>
          </table:table-cell>
          <table:table-cell table:number-columns-repeated="1010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unit owners association</text:p>
          </table:table-cell>
          <table:table-cell/>
          <table:table-cell office:value-type="string">
            <text:p>315 N West Ave</text:p>
          </table:table-cell>
          <table:table-cell office:value-type="string">
            <text:p>406</text:p>
          </table:table-cell>
          <table:table-cell/>
          <table:table-cell office:value-type="float" office:value="53186">
            <text:p>53186</text:p>
          </table:table-cell>
          <table:table-cell office:value-type="string">
            <text:p>Waukesha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066690480491">
            <text:p>43.006669048</text:p>
          </table:table-cell>
          <table:table-cell office:value-type="float" office:value="-88.2359827306081">
            <text:p>-88.2359827306</text:p>
          </table:table-cell>
          <table:table-cell office:value-type="float" office:value="20.2">
            <text:p>20.2</text:p>
          </table:table-cell>
          <table:table-cell table:number-columns-repeated="1010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unit owners association</text:p>
          </table:table-cell>
          <table:table-cell/>
          <table:table-cell office:value-type="string">
            <text:p>1731 Stardust Dr</text:p>
          </table:table-cell>
          <table:table-cell table:number-columns-repeated="2"/>
          <table:table-cell office:value-type="float" office:value="53186">
            <text:p>53186</text:p>
          </table:table-cell>
          <table:table-cell office:value-type="string">
            <text:p>Waukesha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3.0271923000941">
            <text:p>43.0271923001</text:p>
          </table:table-cell>
          <table:table-cell office:value-type="float" office:value="-88.1974775017719">
            <text:p>-88.1974775018</text:p>
          </table:table-cell>
          <table:table-cell office:value-type="float" office:value="16">
            <text:p>16</text:p>
          </table:table-cell>
          <table:table-cell table:number-columns-repeated="1010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unit owners association</text:p>
          </table:table-cell>
          <table:table-cell/>
          <table:table-cell office:value-type="string">
            <text:p>1617 Dover Dr</text:p>
          </table:table-cell>
          <table:table-cell office:value-type="string">
            <text:p>8</text:p>
          </table:table-cell>
          <table:table-cell/>
          <table:table-cell office:value-type="float" office:value="53186">
            <text:p>53186</text:p>
          </table:table-cell>
          <table:table-cell office:value-type="string">
            <text:p>Waukesha</text:p>
          </table:table-cell>
          <table:table-cell office:value-type="string">
            <text:p>Waukesha</text:p>
          </table:table-cell>
          <table:table-cell office:value-type="string">
            <text:p>Wisconsin</text:p>
          </table:table-cell>
          <table:table-cell office:value-type="float" office:value="42.9989010603673">
            <text:p>42.9989010604</text:p>
          </table:table-cell>
          <table:table-cell office:value-type="float" office:value="-88.2006402017727">
            <text:p>-88.2006402018</text:p>
          </table:table-cell>
          <table:table-cell office:value-type="float" office:value="18.1">
            <text:p>18.1</text:p>
          </table:table-cell>
          <table:table-cell table:number-columns-repeated="101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nit owners association</text:p>
          </table:table-cell>
          <table:table-cell/>
          <table:table-cell office:value-type="string">
            <text:p>7062 N Lincolnshire Cir</text:p>
          </table:table-cell>
          <table:table-cell table:number-columns-repeated="2"/>
          <table:table-cell office:value-type="float" office:value="53223">
            <text:p>53223</text:p>
          </table:table-cell>
          <table:table-cell table:number-columns-repeated="2" office:value-type="string">
            <text:p>Milwaukee</text:p>
          </table:table-cell>
          <table:table-cell office:value-type="string">
            <text:p>Wisconsin</text:p>
          </table:table-cell>
          <table:table-cell office:value-type="float" office:value="43.1455879095767">
            <text:p>43.1455879096</text:p>
          </table:table-cell>
          <table:table-cell office:value-type="float" office:value="-87.9818122698528">
            <text:p>-87.9818122699</text:p>
          </table:table-cell>
          <table:table-cell office:value-type="float" office:value="13">
            <text:p>13</text:p>
          </table:table-cell>
          <table:table-cell table:number-columns-repeated="1010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ets" table:style-name="ta1" table:print="false">
        <table:table-column table:style-name="co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number-columns-repeated="1018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pets_are_allowed</text:p>
          </table:table-cell>
          <table:table-cell table:style-name="ce1" office:value-type="string">
            <text:p>cat_limit</text:p>
          </table:table-cell>
          <table:table-cell table:style-name="ce1" office:value-type="string">
            <text:p>dog_limit</text:p>
          </table:table-cell>
          <table:table-cell table:style-name="ce1" office:value-type="string">
            <text:p>other</text:p>
          </table:table-cell>
          <table:table-cell table:style-name="ce1" table:number-columns-repeated="1017"/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mall pets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mall pets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mall pets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mall pets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mall pets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mall pets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mall pets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</table:table>
      <table:table table:name="pet_restrictions" table:style-name="ta1" table:print="false">
        <table:table-column table:style-name="co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12" table:number-columns-repeated="1021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pet_type</text:p>
          </table:table-cell>
          <table:table-cell table:style-name="ce1" office:value-type="string">
            <text:p>restriction</text:p>
          </table:table-cell>
          <table:table-cell table:style-name="ce1"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 office:value-type="string">
            <text:p>height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g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t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og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t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og</text:p>
          </table:table-cell>
          <table:table-cell office:value-type="string">
            <text:p>height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og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t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og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at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t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t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t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og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at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t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og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t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og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og</text:p>
          </table:table-cell>
          <table:table-cell office:value-type="string">
            <text:p>height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at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t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og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at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dog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at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og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at</text:p>
          </table:table-cell>
          <table:table-cell office:value-type="string">
            <text:p>breed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dog</text:p>
          </table:table-cell>
          <table:table-cell office:value-type="string">
            <text:p>breed</text:p>
          </table:table-cell>
          <table:table-cell table:number-columns-repeated="1021"/>
        </table:table-row>
      </table:table>
      <table:table table:name="inclusions" table:style-name="ta1" table:print="false">
        <table:table-column table:style-name="co12" table:default-cell-style-name="Default"/>
        <table:table-column table:style-name="co9" table:default-cell-style-name="Default"/>
        <table:table-column table:style-name="co38" table:default-cell-style-name="Default"/>
        <table:table-column table:style-name="co12" table:number-columns-repeated="1021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tem</text:p>
          </table:table-cell>
          <table:table-cell table:style-name="ce1"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pliance</text:p>
          </table:table-cell>
          <table:table-cell office:value-type="string">
            <text:p>window A/C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tility</text:p>
          </table:table-cell>
          <table:table-cell office:value-type="string">
            <text:p>natural fireplace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tility</text:p>
          </table:table-cell>
          <table:table-cell office:value-type="string">
            <text:p>skylight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hot water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mmon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mmon</text:p>
          </table:table-cell>
          <table:table-cell office:value-type="string">
            <text:p>laundry facilities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mmon</text:p>
          </table:table-cell>
          <table:table-cell office:value-type="string">
            <text:p>clubhouse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mmon</text:p>
          </table:table-cell>
          <table:table-cell office:value-type="string">
            <text:p>indoor pool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mmon</text:p>
          </table:table-cell>
          <table:table-cell office:value-type="string">
            <text:p>playground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mmon</text:p>
          </table:table-cell>
          <table:table-cell office:value-type="string">
            <text:p>walking trail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do fee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natural fireplace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wet bar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liance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mmon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mmon</text:p>
          </table:table-cell>
          <table:table-cell office:value-type="string">
            <text:p>laundry facilities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ndo fee</text:p>
          </table:table-cell>
          <table:table-cell office:value-type="string">
            <text:p>recreation facility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mmon</text:p>
          </table:table-cell>
          <table:table-cell office:value-type="string">
            <text:p>clubhouse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mmon</text:p>
          </table:table-cell>
          <table:table-cell office:value-type="string">
            <text:p>exercise room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mmon</text:p>
          </table:table-cell>
          <table:table-cell office:value-type="string">
            <text:p>hot tub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mmon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mmon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recreation facility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ommon</text:p>
          </table:table-cell>
          <table:table-cell office:value-type="string">
            <text:p>laundry facilities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tility</text:p>
          </table:table-cell>
          <table:table-cell office:value-type="string">
            <text:p>natural fireplace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tility</text:p>
          </table:table-cell>
          <table:table-cell office:value-type="string">
            <text:p>wet bar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mmon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ommon</text:p>
          </table:table-cell>
          <table:table-cell office:value-type="string">
            <text:p>walking trail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ndo fee</text:p>
          </table:table-cell>
          <table:table-cell office:value-type="string">
            <text:p>hot water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mmon</text:p>
          </table:table-cell>
          <table:table-cell office:value-type="string">
            <text:p>walking trail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tility</text:p>
          </table:table-cell>
          <table:table-cell office:value-type="string">
            <text:p>pantry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tility</text:p>
          </table:table-cell>
          <table:table-cell office:value-type="string">
            <text:p>loft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tility</text:p>
          </table:table-cell>
          <table:table-cell office:value-type="string">
            <text:p>natural fireplace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tility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hot wate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tility</text:p>
          </table:table-cell>
          <table:table-cell office:value-type="string">
            <text:p>pantry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utility</text:p>
          </table:table-cell>
          <table:table-cell office:value-type="string">
            <text:p>panty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table:style-name="ce9" office:value-type="float" office:value="35">
            <text:p>35</text:p>
          </table:table-cell>
          <table:table-cell table:style-name="ce9"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table:style-name="ce9" office:value-type="float" office:value="35">
            <text:p>35</text:p>
          </table:table-cell>
          <table:table-cell table:style-name="ce9" office:value-type="string">
            <text:p>common</text:p>
          </table:table-cell>
          <table:table-cell office:value-type="string">
            <text:p>playground</text:p>
          </table:table-cell>
          <table:table-cell table:number-columns-repeated="1021"/>
        </table:table-row>
        <table:table-row table:style-name="ro1">
          <table:table-cell table:style-name="ce9" office:value-type="float" office:value="35">
            <text:p>35</text:p>
          </table:table-cell>
          <table:table-cell table:style-name="ce9" office:value-type="string">
            <text:p>common</text:p>
          </table:table-cell>
          <table:table-cell office:value-type="string">
            <text:p>green space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storage lockers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pantry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kitchen island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mmon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ommon</text:p>
          </table:table-cell>
          <table:table-cell office:value-type="string">
            <text:p>outdoor pool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ndo fee</text:p>
          </table:table-cell>
          <table:table-cell office:value-type="string">
            <text:p>pool service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ondo fee</text:p>
          </table:table-cell>
          <table:table-cell office:value-type="string">
            <text:p>lawn maintenance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natural fireplace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wet bar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do fe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ppliance</text:p>
          </table:table-cell>
          <table:table-cell office:value-type="string">
            <text:p>water softener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balcony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tility</text:p>
          </table:table-cell>
          <table:table-cell office:value-type="string">
            <text:p>hard floors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do fee</text:p>
          </table:table-cell>
          <table:table-cell office:value-type="string">
            <text:p>parking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mmon</text:p>
          </table:table-cell>
          <table:table-cell office:value-type="string">
            <text:p>elevator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ndo fee</text:p>
          </table:table-cell>
          <table:table-cell office:value-type="string">
            <text:p>snow removal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ndo fee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ndo fee</text:p>
          </table:table-cell>
          <table:table-cell office:value-type="string">
            <text:p>sewer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ndo fee</text:p>
          </table:table-cell>
          <table:table-cell office:value-type="string">
            <text:p>replacement reserve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liance</text:p>
          </table:table-cell>
          <table:table-cell office:value-type="string">
            <text:p>microwave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ondo fee</text:p>
          </table:table-cell>
          <table:table-cell office:value-type="string">
            <text:p>common area insurance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ondo fee</text:p>
          </table:table-cell>
          <table:table-cell office:value-type="string">
            <text:p>common area maintenance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ondo fee</text:p>
          </table:table-cell>
          <table:table-cell office:value-type="string">
            <text:p>trash collection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ppliance</text:p>
          </table:table-cell>
          <table:table-cell office:value-type="string">
            <text:p>dishwasher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ppliance</text:p>
          </table:table-cell>
          <table:table-cell office:value-type="string">
            <text:p>dryer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ppliance</text:p>
          </table:table-cell>
          <table:table-cell office:value-type="string">
            <text:p>refrigerator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ppliance</text:p>
          </table:table-cell>
          <table:table-cell office:value-type="string">
            <text:p>trash disposal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ppliance</text:p>
          </table:table-cell>
          <table:table-cell office:value-type="string">
            <text:p>range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ppliance</text:p>
          </table:table-cell>
          <table:table-cell office:value-type="string">
            <text:p>washer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entertainment</text:p>
          </table:table-cell>
          <table:table-cell office:value-type="string">
            <text:p>cable TV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tility</text:p>
          </table:table-cell>
          <table:table-cell office:value-type="string">
            <text:p>gas fireplace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tility</text:p>
          </table:table-cell>
          <table:table-cell office:value-type="string">
            <text:p>high speed internet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tility</text:p>
          </table:table-cell>
          <table:table-cell office:value-type="string">
            <text:p>in-unit laundry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tility</text:p>
          </table:table-cell>
          <table:table-cell office:value-type="string">
            <text:p>patio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tility</text:p>
          </table:table-cell>
          <table:table-cell office:value-type="string">
            <text:p>private entry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tility</text:p>
          </table:table-cell>
          <table:table-cell office:value-type="string">
            <text:p>walk-in closet</text:p>
          </table:table-cell>
          <table:table-cell table:number-columns-repeated="1021"/>
        </table:table-row>
      </table:table>
      <table:table table:name="utilities" table:style-name="ta1" table:print="false">
        <table:table-column table:style-name="co2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2" table:number-columns-repeated="1014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water_source</text:p>
          </table:table-cell>
          <table:table-cell table:style-name="ce1" office:value-type="string">
            <text:p>sewer_outlet</text:p>
          </table:table-cell>
          <table:table-cell table:style-name="ce1"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ivate shared well</text:p>
          </table:table-cell>
          <table:table-cell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rivate shared well</text:p>
          </table:table-cell>
          <table:table-cell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rivate shared well</text:p>
          </table:table-cell>
          <table:table-cell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ommunity shared well</text:p>
          </table:table-cell>
          <table:table-cell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string">
            <text:p>municipal</text:p>
          </table:table-cell>
          <table:table-cell table:number-columns-repeated="101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rivate shared well</text:p>
          </table:table-cell>
          <table:table-cell office:value-type="string">
            <text:p>municipal</text:p>
          </table:table-cell>
          <table:table-cell table:number-columns-repeated="1014"/>
        </table:table-row>
      </table:table>
      <table:table table:name="heating_methods" table:style-name="ta1" table:print="false">
        <table:table-column table:style-name="co2" table:default-cell-style-name="Default"/>
        <table:table-column table:style-name="co36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heating_metho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l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adia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adia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adian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zone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adiant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heat pump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forced air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forced air</text:p>
          </table:table-cell>
        </table:table-row>
      </table:table>
      <table:table table:name="cooling_methods" table:style-name="ta1" table:print="false">
        <table:table-column table:style-name="co12" table:default-cell-style-name="Default"/>
        <table:table-column table:style-name="co36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cooling_metho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leeve ai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a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a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entral air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entral air</text:p>
          </table:table-cell>
        </table:table-row>
      </table:table>
      <table:table table:name="heating_fuels" table:style-name="ta1" table:print="false">
        <table:table-column table:style-name="co2" table:default-cell-style-name="Default"/>
        <table:table-column table:style-name="co32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heating_fu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lectric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atural gas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electric</text:p>
          </table:table-cell>
        </table:table-row>
      </table:table>
      <table:table table:name="parking" table:style-name="ta1" table:print="false">
        <table:table-column table:style-name="co2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12" table:number-columns-repeated="1021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location</text:p>
          </table:table-cell>
          <table:table-cell office:value-type="string">
            <text:p>count</text:p>
          </table:table-cell>
          <table:table-cell table:style-name="ce1"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port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ssigned spaces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arport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urface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nderground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ssigned spa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rivate garage</text:p>
          </table:table-cell>
          <table:table-cell table:number-columns-repeated="102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ssigned spaces</text:p>
          </table:table-cell>
          <table:table-cell office:value-type="float" office:value="2">
            <text:p>2</text:p>
          </table:table-cell>
          <table:table-cell table:number-columns-repeated="1021"/>
        </table:table-row>
      </table:table>
      <table:table table:name="rooms" table:style-name="ta1" table:print="false">
        <table:table-column table:style-name="co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12" table:number-columns-repeated="1009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zoning_type</text:p>
          </table:table-cell>
          <table:table-cell table:style-name="ce1" office:value-type="string">
            <text:p>year_built</text:p>
          </table:table-cell>
          <table:table-cell table:style-name="ce1" office:value-type="string">
            <text:p>exterior</text:p>
          </table:table-cell>
          <table:table-cell table:style-name="ce1" office:value-type="string">
            <text:p>property_type</text:p>
          </table:table-cell>
          <table:table-cell table:style-name="ce1" office:value-type="string">
            <text:p>floor_count</text:p>
          </table:table-cell>
          <table:table-cell table:style-name="ce1" office:value-type="string">
            <text:p>room_count</text:p>
          </table:table-cell>
          <table:table-cell table:style-name="ce1" office:value-type="string">
            <text:p>est_sq_ft</text:p>
          </table:table-cell>
          <table:table-cell table:style-name="ce1" office:value-type="string">
            <text:p>has_basement</text:p>
          </table:table-cell>
          <table:table-cell table:style-name="ce1" office:value-type="string">
            <text:p>basement_type</text:p>
          </table:table-cell>
          <table:table-cell table:style-name="ce1" office:value-type="string">
            <text:p>bed_count</text:p>
          </table:table-cell>
          <table:table-cell table:style-name="ce1" office:value-type="string">
            <text:p>full_bath_count</text:p>
          </table:table-cell>
          <table:table-cell table:style-name="ce1" office:value-type="string">
            <text:p>half_bath_count</text:p>
          </table:table-cell>
          <table:table-cell table:style-name="ce1" office:value-type="string">
            <text:p>garage_spaces</text:p>
          </table:table-cell>
          <table:table-cell table:style-name="ce1" office:value-type="string">
            <text:p>garage_type</text:p>
          </table:table-cell>
          <table:table-cell table:style-name="ce1" table:number-columns-repeated="100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M-2</text:p>
          </table:table-cell>
          <table:table-cell office:value-type="float" office:value="1991">
            <text:p>1991</text:p>
          </table:table-cell>
          <table:table-cell office:value-type="string">
            <text:p>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40">
            <text:p>114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</text:p>
          </table:table-cell>
          <table:table-cell office:value-type="float" office:value="1982">
            <text:p>1982</text:p>
          </table:table-cell>
          <table:table-cell office:value-type="string">
            <text:p>brick;wood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36">
            <text:p>1036</text:p>
          </table:table-cell>
          <table:table-cell office:value-type="float" office:value="1">
            <text:p>1</text:p>
          </table:table-cell>
          <table:table-cell office:value-type="string">
            <text:p>partial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S6</text:p>
          </table:table-cell>
          <table:table-cell office:value-type="float" office:value="1993">
            <text:p>1993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</text:p>
          </table:table-cell>
          <table:table-cell office:value-type="float" office:value="1996">
            <text:p>1996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02">
            <text:p>120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S</text:p>
          </table:table-cell>
          <table:table-cell office:value-type="float" office:value="1976">
            <text:p>1976</text:p>
          </table:table-cell>
          <table:table-cell office:value-type="string">
            <text:p>brick;wood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S</text:p>
          </table:table-cell>
          <table:table-cell office:value-type="float" office:value="1991">
            <text:p>1991</text:p>
          </table:table-cell>
          <table:table-cell office:value-type="string">
            <text:p>brick;aluminum;stee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S</text:p>
          </table:table-cell>
          <table:table-cell office:value-type="float" office:value="1972">
            <text:p>1972</text:p>
          </table:table-cell>
          <table:table-cell office:value-type="string">
            <text:p>brick;aluminum;stee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75">
            <text:p>1275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ES</text:p>
          </table:table-cell>
          <table:table-cell office:value-type="float" office:value="1974">
            <text:p>1974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65">
            <text:p>1165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ES</text:p>
          </table:table-cell>
          <table:table-cell office:value-type="float" office:value="1973">
            <text:p>1973</text:p>
          </table:table-cell>
          <table:table-cell office:value-type="string">
            <text:p>brick;wood;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35">
            <text:p>1535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ES</text:p>
          </table:table-cell>
          <table:table-cell office:value-type="float" office:value="1980">
            <text:p>1980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690">
            <text:p>169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S</text:p>
          </table:table-cell>
          <table:table-cell office:value-type="float" office:value="2003">
            <text:p>2003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408">
            <text:p>1408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ES</text:p>
          </table:table-cell>
          <table:table-cell office:value-type="float" office:value="1980">
            <text:p>1980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26">
            <text:p>1226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ES</text:p>
          </table:table-cell>
          <table:table-cell office:value-type="float" office:value="1995">
            <text:p>1995</text:p>
          </table:table-cell>
          <table:table-cell office:value-type="string">
            <text:p>brick;aluminum;stee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99">
            <text:p>119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S</text:p>
          </table:table-cell>
          <table:table-cell office:value-type="float" office:value="2010">
            <text:p>2010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10">
            <text:p>12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S</text:p>
          </table:table-cell>
          <table:table-cell office:value-type="float" office:value="1973">
            <text:p>1973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S</text:p>
          </table:table-cell>
          <table:table-cell office:value-type="float" office:value="1980">
            <text:p>1980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90">
            <text:p>139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UD</text:p>
          </table:table-cell>
          <table:table-cell office:value-type="float" office:value="1969">
            <text:p>1969</text:p>
          </table:table-cell>
          <table:table-cell office:value-type="string">
            <text:p>brick;stone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42">
            <text:p>124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ES</text:p>
          </table:table-cell>
          <table:table-cell office:value-type="float" office:value="1977">
            <text:p>1977</text:p>
          </table:table-cell>
          <table:table-cell office:value-type="string">
            <text:p>brick;wood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383">
            <text:p>1383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UD</text:p>
          </table:table-cell>
          <table:table-cell office:value-type="float" office:value="1980">
            <text:p>1980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90">
            <text:p>139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ES</text:p>
          </table:table-cell>
          <table:table-cell office:value-type="float" office:value="1980">
            <text:p>1980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690">
            <text:p>169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ES</text:p>
          </table:table-cell>
          <table:table-cell office:value-type="float" office:value="1976">
            <text:p>1976</text:p>
          </table:table-cell>
          <table:table-cell office:value-type="string">
            <text:p>brick;aluminum;stee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ES</text:p>
          </table:table-cell>
          <table:table-cell office:value-type="float" office:value="1996">
            <text:p>1996</text:p>
          </table:table-cell>
          <table:table-cell office:value-type="string">
            <text:p>brick;stucco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ONDO</text:p>
          </table:table-cell>
          <table:table-cell office:value-type="float" office:value="1987">
            <text:p>1987</text:p>
          </table:table-cell>
          <table:table-cell office:value-type="string">
            <text:p>brick;wood;stucco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46">
            <text:p>1146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2</text:p>
          </table:table-cell>
          <table:table-cell office:value-type="float" office:value="1998">
            <text:p>1998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45">
            <text:p>134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ES</text:p>
          </table:table-cell>
          <table:table-cell office:value-type="float" office:value="1996">
            <text:p>1996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50">
            <text:p>165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ES</text:p>
          </table:table-cell>
          <table:table-cell office:value-type="float" office:value="1997">
            <text:p>1997</text:p>
          </table:table-cell>
          <table:table-cell office:value-type="string">
            <text:p>brick;aluminum;stee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60">
            <text:p>126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ES</text:p>
          </table:table-cell>
          <table:table-cell office:value-type="float" office:value="1965">
            <text:p>1965</text:p>
          </table:table-cell>
          <table:table-cell office:value-type="string">
            <text:p>brick;wood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72">
            <text:p>1672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ES</text:p>
          </table:table-cell>
          <table:table-cell office:value-type="float" office:value="1993">
            <text:p>1993</text:p>
          </table:table-cell>
          <table:table-cell office:value-type="string">
            <text:p>brick;wood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56">
            <text:p>1156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UD</text:p>
          </table:table-cell>
          <table:table-cell office:value-type="float" office:value="1991">
            <text:p>1991</text:p>
          </table:table-cell>
          <table:table-cell office:value-type="string">
            <text:p>brick;wood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56">
            <text:p>1156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ES</text:p>
          </table:table-cell>
          <table:table-cell office:value-type="float" office:value="2005">
            <text:p>2005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63">
            <text:p>126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ES</text:p>
          </table:table-cell>
          <table:table-cell office:value-type="float" office:value="1976">
            <text:p>1976</text:p>
          </table:table-cell>
          <table:table-cell office:value-type="string">
            <text:p>brick;aluminum;stee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RES</text:p>
          </table:table-cell>
          <table:table-cell office:value-type="float" office:value="1979">
            <text:p>1979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ES</text:p>
          </table:table-cell>
          <table:table-cell office:value-type="float" office:value="1989">
            <text:p>1989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ES</text:p>
          </table:table-cell>
          <table:table-cell office:value-type="float" office:value="1984">
            <text:p>1984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ES</text:p>
          </table:table-cell>
          <table:table-cell office:value-type="float" office:value="1972">
            <text:p>1972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detached</text:p>
          </table:table-cell>
          <table:table-cell table:number-columns-repeated="100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ES</text:p>
          </table:table-cell>
          <table:table-cell office:value-type="float" office:value="1978">
            <text:p>1978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62">
            <text:p>1362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ONDO</text:p>
          </table:table-cell>
          <table:table-cell office:value-type="float" office:value="2001">
            <text:p>2001</text:p>
          </table:table-cell>
          <table:table-cell office:value-type="string">
            <text:p>brick;aluminum;stee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52">
            <text:p>115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RES</text:p>
          </table:table-cell>
          <table:table-cell office:value-type="float" office:value="1988">
            <text:p>1988</text:p>
          </table:table-cell>
          <table:table-cell office:value-type="string">
            <text:p>brick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36">
            <text:p>1336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RS6</text:p>
          </table:table-cell>
          <table:table-cell office:value-type="float" office:value="1993">
            <text:p>1993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ES</text:p>
          </table:table-cell>
          <table:table-cell office:value-type="float" office:value="1980">
            <text:p>1980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367">
            <text:p>1367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NDO</text:p>
          </table:table-cell>
          <table:table-cell office:value-type="float" office:value="1969">
            <text:p>1969</text:p>
          </table:table-cell>
          <table:table-cell office:value-type="string">
            <text:p>brick;wood;aluminum;stee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65">
            <text:p>1365</text:p>
          </table:table-cell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RES</text:p>
          </table:table-cell>
          <table:table-cell office:value-type="float" office:value="2005">
            <text:p>2005</text:p>
          </table:table-cell>
          <table:table-cell office:value-type="string">
            <text:p>brick;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vinyl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51">
            <text:p>951</text:p>
          </table:table-cell>
          <table:table-cell office:value-type="float" office:value="1">
            <text:p>1</text:p>
          </table:table-cell>
          <table:table-cell office:value-type="string">
            <text:p>partial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float" office:value="1987">
            <text:p>1987</text:p>
          </table:table-cell>
          <table:table-cell office:value-type="string">
            <text:p>vinyl</text:p>
          </table:table-cell>
          <table:table-cell office:value-type="string">
            <text:p>condo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64">
            <text:p>1364</text:p>
          </table:table-cell>
          <table:table-cell office:value-type="float" office:value="1">
            <text:p>1</text:p>
          </table:table-cell>
          <table:table-cell office:value-type="string">
            <text:p>partia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1980">
            <text:p>1980</text:p>
          </table:table-cell>
          <table:table-cell office:value-type="string">
            <text:p>brick;wood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68">
            <text:p>1168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attached</text:p>
          </table:table-cell>
          <table:table-cell table:number-columns-repeated="1009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RES</text:p>
          </table:table-cell>
          <table:table-cell office:value-type="float" office:value="1992">
            <text:p>1992</text:p>
          </table:table-cell>
          <table:table-cell office:value-type="string">
            <text:p>brick;wood</text:p>
          </table:table-cell>
          <table:table-cell office:value-type="string">
            <text:p>con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02">
            <text:p>130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tached</text:p>
          </table:table-cell>
          <table:table-cell table:number-columns-repeated="1009"/>
        </table:table-row>
      </table:table>
      <table:table table:name="reference" table:style-name="ta1" table:print="false">
        <table:table-column table:style-name="co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2" table:number-columns-repeated="1021" table:default-cell-style-name="Default"/>
        <table:table-row table:style-name="ro1">
          <table:table-cell table:style-name="ce1" office:value-type="string">
            <text:p>property_id</text:p>
          </table:table-cell>
          <table:table-cell table:style-name="ce1" office:value-type="string">
            <text:p>reference_type</text:p>
          </table:table-cell>
          <table:table-cell table:style-name="ce1" office:value-type="string">
            <text:p>reference</text:p>
          </table:table-cell>
          <table:table-cell table:style-name="ce1"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url</text:p>
          </table:table-cell>
          <table:table-cell office:value-type="string">
            <text:p><text:a xlink:href="https://www.realtor.com/realestateandhomes-detail/N80W12980-Fond-Du-Lac-Ave-Unit-8_Menomonee-Falls_WI_53051_M88523-50175">https://www.realtor.com/realestateandhomes-detail/N80W12980-Fond-Du-Lac-Ave-Unit-8_Menomonee-Falls_WI_53051_M88523-50175</text:a>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web app</text:p>
          </table:table-cell>
          <table:table-cell office:value-type="string">
            <text:p>MLS</text:p>
          </table:table-cell>
          <table:table-cell table:number-columns-repeated="1021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url</text:p>
          </table:table-cell>
          <table:table-cell office:value-type="string">
            <text:p><text:a xlink:href="https://www.realtor.com/realestateandhomes-detail/470-Pine-Cove-Ct-402_Slinger_WI_53086_M77565-22420">https://www.realtor.com/realestateandhomes-detail/470-Pine-Cove-Ct-402_Slinger_WI_53086_M77565-22420</text:a></text:p>
          </table:table-cell>
          <table:table-cell table:number-columns-repeated="1021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url</text:p>
          </table:table-cell>
          <table:table-cell office:value-type="string">
            <text:p><text:a xlink:href="https://www.zillow.com/homedetails/315-N-West-Ave-UNIT-406-Waukesha-WI-53186/40713969_zpid/">https://www.zillow.com/homedetails/315-N-West-Ave-UNIT-406-Waukesha-WI-53186/40713969_zpid/</text:a></text:p>
          </table:table-cell>
          <table:table-cell table:number-columns-repeated="1021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url</text:p>
          </table:table-cell>
          <table:table-cell office:value-type="string">
            <text:p><text:a xlink:href="https://www.zillow.com/homedetails/1731-Stardust-Dr-Waukesha-WI-53186/40711578_zpid/">https://www.zillow.com/homedetails/1731-Stardust-Dr-Waukesha-WI-53186/40711578_zpid/</text:a></text:p>
          </table:table-cell>
          <table:table-cell table:number-columns-repeated="1021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url</text:p>
          </table:table-cell>
          <table:table-cell office:value-type="string">
            <text:p><text:a xlink:href="https://www.zillow.com/homedetails/1617-Dover-Dr-APT-8-Waukesha-WI-53186/2076830380_zpid/">https://www.zillow.com/homedetails/1617-Dover-Dr-APT-8-Waukesha-WI-53186/2076830380_zpid/</text:a>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rl</text:p>
          </table:table-cell>
          <table:table-cell office:value-type="string">
            <text:p><text:a xlink:href="https://www.realtor.com/realestateandhomes-detail/7062-N-Lincolnshire-Cir_Milwaukee_WI_53223_M92559-92840">https://www.realtor.com/realestateandhomes-detail/7062-N-Lincolnshire-Cir_Milwaukee_WI_53223_M92559-92840</text:a></text:p>
          </table:table-cell>
          <table:table-cell table:number-columns-repeated="1021"/>
        </table:table-row>
      </table:table>
      <table:table table:name="ISP" table:style-name="ta1" table:print="false">
        <table:table-column table:style-name="co2" table:default-cell-style-name="Default"/>
        <table:table-column table:style-name="co2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2" table:number-columns-repeated="1018" table:default-cell-style-name="Default"/>
        <table:table-row table:style-name="ro2">
          <table:table-cell table:style-name="ce1" office:value-type="string">
            <text:p>property_id</text:p>
          </table:table-cell>
          <table:table-cell table:style-name="ce1" office:value-type="string">
            <text:p>zip_code</text:p>
          </table:table-cell>
          <table:table-cell table:style-name="ce1" office:value-type="string">
            <text:p>isp</text:p>
          </table:table-cell>
          <table:table-cell table:style-name="ce1" office:value-type="string">
            <text:p>connection</text:p>
          </table:table-cell>
          <table:table-cell table:style-name="ce1" office:value-type="string">
            <text:p>reference_base_url</text:p>
          </table:table-cell>
          <table:table-cell table:style-name="ce1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022">
            <text:p>530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022">
            <text:p>530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022">
            <text:p>5302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022">
            <text:p>5302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3080">
            <text:p>53080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3080">
            <text:p>53080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3072">
            <text:p>5307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3072">
            <text:p>5307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3072">
            <text:p>5307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3122">
            <text:p>531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3122">
            <text:p>531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3022">
            <text:p>530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3022">
            <text:p>530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3022">
            <text:p>5302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3022">
            <text:p>5302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024">
            <text:p>53024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024">
            <text:p>53024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024">
            <text:p>53024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3092">
            <text:p>5309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3092">
            <text:p>5309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3092">
            <text:p>5309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3022">
            <text:p>530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3022">
            <text:p>530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3022">
            <text:p>5302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3022">
            <text:p>5302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3012">
            <text:p>5301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3012">
            <text:p>5301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3012">
            <text:p>5301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074">
            <text:p>53074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074">
            <text:p>53074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072">
            <text:p>5307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072">
            <text:p>5307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072">
            <text:p>5307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024">
            <text:p>53024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024">
            <text:p>53024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024">
            <text:p>53024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3122">
            <text:p>531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3122">
            <text:p>531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3024">
            <text:p>53024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3024">
            <text:p>53024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3024">
            <text:p>53024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3012">
            <text:p>5301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3012">
            <text:p>5301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3012">
            <text:p>5301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3122">
            <text:p>531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3122">
            <text:p>531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3072">
            <text:p>5307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3072">
            <text:p>5307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3072">
            <text:p>5307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3012">
            <text:p>5301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3012">
            <text:p>5301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3012">
            <text:p>5301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3045">
            <text:p>53045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3045">
            <text:p>53045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3074">
            <text:p>53074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3074">
            <text:p>53074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3072">
            <text:p>5307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3072">
            <text:p>5307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3072">
            <text:p>5307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3122">
            <text:p>531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3122">
            <text:p>531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3092">
            <text:p>5309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3092">
            <text:p>5309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3072">
            <text:p>5307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3072">
            <text:p>5307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53072">
            <text:p>5307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3122">
            <text:p>531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3122">
            <text:p>531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3122">
            <text:p>531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3122">
            <text:p>531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3022">
            <text:p>530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3022">
            <text:p>530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3022">
            <text:p>5302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3022">
            <text:p>5302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3029">
            <text:p>53029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3029">
            <text:p>53029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3022">
            <text:p>530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3022">
            <text:p>530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3022">
            <text:p>5302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53022">
            <text:p>5302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3022">
            <text:p>530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3022">
            <text:p>530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3022">
            <text:p>5302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53022">
            <text:p>5302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3092">
            <text:p>5309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53092">
            <text:p>5309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3051">
            <text:p>53051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3051">
            <text:p>53051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3051">
            <text:p>53051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3022">
            <text:p>53022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3022">
            <text:p>53022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3022">
            <text:p>53022</text:p>
          </table:table-cell>
          <table:table-cell office:value-type="string">
            <text:p>mediaco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3022">
            <text:p>53022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3045">
            <text:p>53045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3045">
            <text:p>53045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3086">
            <text:p>53086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3186">
            <text:p>53186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3186">
            <text:p>53186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3186">
            <text:p>53186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3186">
            <text:p>53186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186">
            <text:p>53186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186">
            <text:p>53186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3223">
            <text:p>53223</text:p>
          </table:table-cell>
          <table:table-cell office:value-type="string">
            <text:p>at&amp;t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3223">
            <text:p>53223</text:p>
          </table:table-cell>
          <table:table-cell office:value-type="string">
            <text:p>spectrum</text:p>
          </table:table-cell>
          <table:table-cell office:value-type="string">
            <text:p>cable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3223">
            <text:p>53223</text:p>
          </table:table-cell>
          <table:table-cell office:value-type="string">
            <text:p>earthlink</text:p>
          </table:table-cell>
          <table:table-cell office:value-type="string">
            <text:p>fiber</text:p>
          </table:table-cell>
          <table:table-cell office:value-type="string">
            <text:p>https://www.highspeedinternet.com</text:p>
          </table:table-cell>
          <table:table-cell table:number-columns-repeated="1018"/>
        </table:table-row>
      </table:table>
      <table:database-ranges>
        <table:database-range table:target-range-address="location.D1:location.D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8">01/28/2021</text:date>, <text:time>17:2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22:12:07.772919731</meta:creation-date>
    <meta:generator>OpenOffice/4.1.8$Unix OpenOffice.org_project/418m3$Build-9803</meta:generator>
    <dc:date>2021-01-28T17:23:34</dc:date>
    <meta:editing-duration>P1DT13H54M37S</meta:editing-duration>
    <meta:editing-cycles>902</meta:editing-cycles>
    <dc:creator>Jonathan Rizk</dc:creator>
    <meta:document-statistic meta:table-count="13" meta:cell-count="5846" meta:object-count="0"/>
  </office:meta>
</office:document-meta>
</file>